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2.914cm"/>
    </style:style>
    <style:style style:name="co4" style:family="table-column">
      <style:table-column-properties fo:break-before="auto" style:column-width="2.505cm"/>
    </style:style>
    <style:style style:name="co5" style:family="table-column">
      <style:table-column-properties fo:break-before="auto" style:column-width="2.813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2.7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796cm"/>
    </style:style>
    <style:style style:name="co10" style:family="table-column">
      <style:table-column-properties fo:break-before="auto" style:column-width="2.805cm"/>
    </style:style>
    <style:style style:name="co11" style:family="table-column">
      <style:table-column-properties fo:break-before="auto" style:column-width="2.912cm"/>
    </style:style>
    <style:style style:name="co12" style:family="table-column">
      <style:table-column-properties fo:break-before="auto" style:column-width="2.759cm"/>
    </style:style>
    <style:style style:name="co13" style:family="table-column">
      <style:table-column-properties fo:break-before="auto" style:column-width="3.076cm"/>
    </style:style>
    <style:style style:name="co14" style:family="table-column">
      <style:table-column-properties fo:break-before="auto" style:column-width="4.057cm"/>
    </style:style>
    <style:style style:name="co15" style:family="table-column">
      <style:table-column-properties fo:break-before="auto" style:column-width="3.304cm"/>
    </style:style>
    <style:style style:name="co16" style:family="table-column">
      <style:table-column-properties fo:break-before="auto" style:column-width="3.059cm"/>
    </style:style>
    <style:style style:name="co17" style:family="table-column">
      <style:table-column-properties fo:break-before="auto" style:column-width="2.776cm"/>
    </style:style>
    <style:style style:name="co18" style:family="table-column">
      <style:table-column-properties fo:break-before="auto" style:column-width="2.976cm"/>
    </style:style>
    <style:style style:name="co19" style:family="table-column">
      <style:table-column-properties fo:break-before="auto" style:column-width="2.531cm"/>
    </style:style>
    <style:style style:name="co20" style:family="table-column">
      <style:table-column-properties fo:break-before="auto" style:column-width="3.267cm"/>
    </style:style>
    <style:style style:name="co21" style:family="table-column">
      <style:table-column-properties fo:break-before="auto" style:column-width="2.614cm"/>
    </style:style>
    <style:style style:name="co22" style:family="table-column">
      <style:table-column-properties fo:break-before="auto" style:column-width="3.7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ext-properties style:font-name="Liberation Sans"/>
    </style:style>
    <style:style style:name="ce7" style:family="table-cell" style:parent-style-name="Default">
      <style:text-properties style:font-name="Liberation Sans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map style:condition="cell-content()=&quot;butterfree&quot;" style:apply-style-name="Accent" style:base-cell-address="'Generations data'.A1"/>
      <style:map style:condition="cell-content()=&quot;raichu&quot;" style:apply-style-name="Accent" style:base-cell-address="'Generations data'.A1"/>
      <style:map style:condition="cell-content()=&quot;gengar&quot;" style:apply-style-name="Accent" style:base-cell-address="'Generations data'.A1"/>
      <style:map style:condition="cell-content()=&quot;machamp&quot;" style:apply-style-name="Accent" style:base-cell-address="'Generations data'.A1"/>
      <style:map style:condition="cell-content()=&quot;golem&quot;" style:apply-style-name="Accent" style:base-cell-address="'Generations data'.A1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&quot;butterfree&quot;" style:apply-style-name="Accent" style:base-cell-address="'Generations data'.A1"/>
      <style:map style:condition="cell-content()=&quot;raichu&quot;" style:apply-style-name="Accent" style:base-cell-address="'Generations data'.A1"/>
      <style:map style:condition="cell-content()=&quot;gengar&quot;" style:apply-style-name="Accent" style:base-cell-address="'Generations data'.A1"/>
      <style:map style:condition="cell-content()=&quot;machamp&quot;" style:apply-style-name="Accent" style:base-cell-address="'Generations data'.A1"/>
      <style:map style:condition="cell-content()=&quot;golem&quot;" style:apply-style-name="Accent" style:base-cell-address="'Generations data'.A1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isc data collection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5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7" table:default-cell-style-name="ce4"/>
        <table:table-column table:style-name="co8" table:number-columns-repeated="1011" table:default-cell-style-name="ce4"/>
        <table:table-row table:style-name="ro1">
          <table:table-cell office:value-type="string" calcext:value-type="string">
            <text:p>Fusion Strik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table:formula="of:=5061*0.183" office:value-type="float" office:value="926.163" calcext:value-type="float">
            <text:p>926.163</text:p>
          </table:table-cell>
          <table:table-cell table:style-name="ce9" office:value-type="float" office:value="5061" calcext:value-type="float">
            <text:p>5061</text:p>
          </table:table-cell>
          <table:table-cell table:number-columns-repeated="4"/>
          <table:table-cell table:formula="of:=1/(SUM([.B3];[.D3];[.F3];[.H3])/SUM([.C3];[.E3];[.G3];[.I3]))" office:value-type="float" office:value="5.46448087431694" calcext:value-type="float">
            <text:p>5.464480874316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mon</text:p>
          </table:table-cell>
          <table:table-cell table:formula="of:=(4000/58)" office:value-type="float" office:value="68.9655172413793" calcext:value-type="float">
            <text:p>68.9655172413793</text:p>
          </table:table-cell>
          <table:table-cell office:value-type="float" office:value="4000" calcext:value-type="float">
            <text:p>4000</text:p>
          </table:table-cell>
          <table:table-cell/>
          <table:table-cell table:style-name="ce9"/>
          <table:table-cell table:formula="of:=(3024/66)" office:value-type="float" office:value="45.8181818181818" calcext:value-type="float">
            <text:p>45.8181818181818</text:p>
          </table:table-cell>
          <table:table-cell office:value-type="float" office:value="3024" calcext:value-type="float">
            <text:p>3024</text:p>
          </table:table-cell>
          <table:table-cell table:formula="of:=2+5+3+3+6+2+3+4" office:value-type="float" office:value="28" calcext:value-type="float">
            <text:p>28</text:p>
          </table:table-cell>
          <table:table-cell office:value-type="float" office:value="1728" calcext:value-type="float">
            <text:p>1728</text:p>
          </table:table-cell>
          <table:table-cell table:formula="of:=1/(SUM([.B4];[.D4];[.F4];[.H4])/SUM([.C4];[.E4];[.G4];[.I4]))" office:value-type="float" office:value="61.2955124264512" calcext:value-type="float">
            <text:p>61.29551242645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(4000/64)" office:value-type="float" office:value="62.5" calcext:value-type="float">
            <text:p>62.5</text:p>
          </table:table-cell>
          <table:table-cell office:value-type="float" office:value="4000" calcext:value-type="float">
            <text:p>4000</text:p>
          </table:table-cell>
          <table:table-cell/>
          <table:table-cell table:style-name="ce9"/>
          <table:table-cell table:formula="of:=(3024/72)" office:value-type="float" office:value="42" calcext:value-type="float">
            <text:p>42</text:p>
          </table:table-cell>
          <table:table-cell office:value-type="float" office:value="3024" calcext:value-type="float">
            <text:p>3024</text:p>
          </table:table-cell>
          <table:table-cell table:formula="of:=4+6+4+1+2+2+2" office:value-type="float" office:value="21" calcext:value-type="float">
            <text:p>21</text:p>
          </table:table-cell>
          <table:table-cell office:value-type="float" office:value="1728" calcext:value-type="float">
            <text:p>1728</text:p>
          </table:table-cell>
          <table:table-cell table:formula="of:=1/(SUM([.B5];[.D5];[.F5];[.H5])/SUM([.C5];[.E5];[.G5];[.I5]))" office:value-type="float" office:value="69.7370517928287" calcext:value-type="float">
            <text:p>69.73705179282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(4000/180)" office:value-type="float" office:value="22.2222222222222" calcext:value-type="float">
            <text:p>22.2222222222222</text:p>
          </table:table-cell>
          <table:table-cell office:value-type="float" office:value="4000" calcext:value-type="float">
            <text:p>4000</text:p>
          </table:table-cell>
          <table:table-cell office:value-type="float" office:value="48" calcext:value-type="float">
            <text:p>48</text:p>
          </table:table-cell>
          <table:table-cell table:style-name="ce9" office:value-type="float" office:value="5061" calcext:value-type="float">
            <text:p>5061</text:p>
          </table:table-cell>
          <table:table-cell table:formula="of:=(3024/137)" office:value-type="float" office:value="22.0729927007299" calcext:value-type="float">
            <text:p>22.0729927007299</text:p>
          </table:table-cell>
          <table:table-cell office:value-type="float" office:value="3024" calcext:value-type="float">
            <text:p>3024</text:p>
          </table:table-cell>
          <table:table-cell table:formula="of:=5+1+3+3+1" office:value-type="float" office:value="13" calcext:value-type="float">
            <text:p>13</text:p>
          </table:table-cell>
          <table:table-cell office:value-type="float" office:value="1728" calcext:value-type="float">
            <text:p>1728</text:p>
          </table:table-cell>
          <table:table-cell table:formula="of:=1/(SUM([.B6];[.D6];[.F6];[.H6])/SUM([.C6];[.E6];[.G6];[.I6]))" office:value-type="float" office:value="131.18354913001" calcext:value-type="float">
            <text:p>131.183549130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inbow</text:p>
          </table:table-cell>
          <table:table-cell table:formula="of:=(4000/127)" office:value-type="float" office:value="31.496062992126" calcext:value-type="float">
            <text:p>31.496062992126</text:p>
          </table:table-cell>
          <table:table-cell office:value-type="float" office:value="4000" calcext:value-type="float">
            <text:p>4000</text:p>
          </table:table-cell>
          <table:table-cell table:formula="of:=(5061/122.85)" office:value-type="float" office:value="41.1965811965812" calcext:value-type="float">
            <text:p>41.1965811965812</text:p>
          </table:table-cell>
          <table:table-cell table:style-name="ce9" office:value-type="float" office:value="5061" calcext:value-type="float">
            <text:p>5061</text:p>
          </table:table-cell>
          <table:table-cell table:formula="of:=(3024/126)" office:value-type="float" office:value="24" calcext:value-type="float">
            <text:p>24</text:p>
          </table:table-cell>
          <table:table-cell office:value-type="float" office:value="3024" calcext:value-type="float">
            <text:p>3024</text:p>
          </table:table-cell>
          <table:table-cell office:value-type="float" office:value="14" calcext:value-type="float">
            <text:p>14</text:p>
          </table:table-cell>
          <table:table-cell office:value-type="float" office:value="1728" calcext:value-type="float">
            <text:p>1728</text:p>
          </table:table-cell>
          <table:table-cell table:formula="of:=1/(SUM([.B7];[.D7];[.F7];[.H7])/SUM([.C7];[.E7];[.G7];[.I7]))" office:value-type="float" office:value="124.78697298487" calcext:value-type="float">
            <text:p>124.786972984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t art vmax</text:p>
          </table:table-cell>
          <table:table-cell table:formula="of:=(4000/332)" office:value-type="float" office:value="12.0481927710843" calcext:value-type="float">
            <text:p>12.0481927710843</text:p>
          </table:table-cell>
          <table:table-cell office:value-type="float" office:value="4000" calcext:value-type="float">
            <text:p>4000</text:p>
          </table:table-cell>
          <table:table-cell office:value-type="float" office:value="17" calcext:value-type="float">
            <text:p>17</text:p>
          </table:table-cell>
          <table:table-cell table:style-name="ce9" office:value-type="float" office:value="5061" calcext:value-type="float">
            <text:p>5061</text:p>
          </table:table-cell>
          <table:table-cell table:formula="of:=(3024/275)" office:value-type="float" office:value="10.9963636363636" calcext:value-type="float">
            <text:p>10.9963636363636</text:p>
          </table:table-cell>
          <table:table-cell office:value-type="float" office:value="3024" calcext:value-type="float">
            <text:p>3024</text:p>
          </table:table-cell>
          <table:table-cell office:value-type="float" office:value="11" calcext:value-type="float">
            <text:p>11</text:p>
          </table:table-cell>
          <table:table-cell office:value-type="float" office:value="1728" calcext:value-type="float">
            <text:p>1728</text:p>
          </table:table-cell>
          <table:table-cell table:formula="of:=1/(SUM([.B8];[.D8];[.F8];[.H8])/SUM([.C8];[.E8];[.G8];[.I8]))" office:value-type="float" office:value="270.606720327665" calcext:value-type="float">
            <text:p>270.60672032766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ld</text:p>
          </table:table-cell>
          <table:table-cell table:formula="of:=(4000/120)" office:value-type="float" office:value="33.3333333333333" calcext:value-type="float">
            <text:p>33.3333333333333</text:p>
          </table:table-cell>
          <table:table-cell office:value-type="float" office:value="4000" calcext:value-type="float">
            <text:p>4000</text:p>
          </table:table-cell>
          <table:table-cell table:formula="of:=(5061/132.5)" office:value-type="float" office:value="38.1962264150943" calcext:value-type="float">
            <text:p>38.1962264150943</text:p>
          </table:table-cell>
          <table:table-cell table:style-name="ce9" office:value-type="float" office:value="5061" calcext:value-type="float">
            <text:p>5061</text:p>
          </table:table-cell>
          <table:table-cell table:formula="of:=(3024/116)" office:value-type="float" office:value="26.0689655172414" calcext:value-type="float">
            <text:p>26.0689655172414</text:p>
          </table:table-cell>
          <table:table-cell office:value-type="float" office:value="3024" calcext:value-type="float">
            <text:p>3024</text:p>
          </table:table-cell>
          <table:table-cell office:value-type="float" office:value="14" calcext:value-type="float">
            <text:p>14</text:p>
          </table:table-cell>
          <table:table-cell office:value-type="float" office:value="1728" calcext:value-type="float">
            <text:p>1728</text:p>
          </table:table-cell>
          <table:table-cell table:formula="of:=1/(SUM([.B9];[.D9];[.F9];[.H9])/SUM([.C9];[.E9];[.G9];[.I9]))" office:value-type="float" office:value="123.774037041413" calcext:value-type="float">
            <text:p>123.7740370414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/>
          <table:table-cell table:formula="of:=(5061/8)" office:value-type="float" office:value="632.625" calcext:value-type="float">
            <text:p>632.625</text:p>
          </table:table-cell>
          <table:table-cell table:style-name="ce9" office:value-type="float" office:value="5061" calcext:value-type="float">
            <text:p>5061</text:p>
          </table:table-cell>
          <table:table-cell table:formula="of:=(3024/7.8)" office:value-type="float" office:value="387.692307692308" calcext:value-type="float">
            <text:p>387.692307692308</text:p>
          </table:table-cell>
          <table:table-cell office:value-type="float" office:value="3024" calcext:value-type="float">
            <text:p>3024</text:p>
          </table:table-cell>
          <table:table-cell table:formula="of:=11+17+12+14+9+8+7+15+16+17+7+12+11+11+13+9+12+6+9" office:value-type="float" office:value="216" calcext:value-type="float">
            <text:p>216</text:p>
          </table:table-cell>
          <table:table-cell office:value-type="float" office:value="1728" calcext:value-type="float">
            <text:p>1728</text:p>
          </table:table-cell>
          <table:table-cell table:formula="of:=1/(SUM([.B10];[.D10];[.F10];[.H10])/SUM([.C10];[.E10];[.G10];[.I10]))" office:value-type="float" office:value="7.9372827177489" calcext:value-type="float">
            <text:p>7.93728271774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max</text:p>
          </table:table-cell>
          <table:table-cell table:formula="of:=(4000/30)" office:value-type="float" office:value="133.333333333333" calcext:value-type="float">
            <text:p>133.333333333333</text:p>
          </table:table-cell>
          <table:table-cell office:value-type="float" office:value="4000" calcext:value-type="float">
            <text:p>4000</text:p>
          </table:table-cell>
          <table:table-cell table:formula="of:=(5061/28.7)" office:value-type="float" office:value="176.341463414634" calcext:value-type="float">
            <text:p>176.341463414634</text:p>
          </table:table-cell>
          <table:table-cell table:style-name="ce9" office:value-type="float" office:value="5061" calcext:value-type="float">
            <text:p>5061</text:p>
          </table:table-cell>
          <table:table-cell table:formula="of:=(3024/28)" office:value-type="float" office:value="108" calcext:value-type="float">
            <text:p>108</text:p>
          </table:table-cell>
          <table:table-cell office:value-type="float" office:value="3024" calcext:value-type="float">
            <text:p>3024</text:p>
          </table:table-cell>
          <table:table-cell table:formula="of:=6+8+11+6+6+5+10+10" office:value-type="float" office:value="62" calcext:value-type="float">
            <text:p>62</text:p>
          </table:table-cell>
          <table:table-cell office:value-type="float" office:value="1728" calcext:value-type="float">
            <text:p>1728</text:p>
          </table:table-cell>
          <table:table-cell table:formula="of:=1/(SUM([.B11];[.D11];[.F11];[.H11])/SUM([.C11];[.E11];[.G11];[.I11]))" office:value-type="float" office:value="28.796593220339" calcext:value-type="float">
            <text:p>28.7965932203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twitter.com/PokeTCGiveaways/status/1459331907980824580/photo/1</text:p>
          </table:table-cell>
          <table:table-cell/>
          <table:table-cell office:value-type="string" calcext:value-type="string">
            <text:p>https://www.dropbox.com/s/42torcyaknr3j40/Fusion%20Strike%20Weighted%20Average%20Value%20-%20Booster%20Pack%20-%20Reddit.xlsx?dl=0</text:p>
          </table:table-cell>
          <table:table-cell/>
          <table:table-cell office:value-type="string" calcext:value-type="string">
            <text:p>https://www.reddit.com/r/PokemonTCG/comments/qnvvvo/fusion_strikes_pull_rate_data_3000_packs/</text:p>
          </table:table-cell>
          <table:table-cell/>
          <table:table-cell office:value-type="string" calcext:value-type="string">
            <text:p>https://www.youtube.com/watch?v=7hQW-ocJI7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elebrations class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 odd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Group 1</text:p>
          </table:table-cell>
          <table:table-cell table:style-name="ce7" table:formula="of:=SUM([.B17:.B27])" office:value-type="float" office:value="1367.19754735916" calcext:value-type="float">
            <text:p>1367.19754735916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table:formula="of:=SUM([.D17:.D27])" office:value-type="float" office:value="882" calcext:value-type="float">
            <text:p>882</text:p>
          </table:table-cell>
          <table:table-cell table:style-name="ce10" office:value-type="float" office:value="3385" calcext:value-type="float">
            <text:p>3385</text:p>
          </table:table-cell>
          <table:table-cell table:style-name="ce7" table:formula="of:=SUM([.F17:.F27])" office:value-type="float" office:value="198" calcext:value-type="float">
            <text:p>198</text:p>
          </table:table-cell>
          <table:table-cell table:style-name="ce7" office:value-type="float" office:value="778" calcext:value-type="float">
            <text:p>778</text:p>
          </table:table-cell>
          <table:table-cell table:style-name="ce7" table:formula="of:=1/(SUM(;[.B16];[.D16];[.F16])/SUM([.C16];[.E16];[.G16]))" office:value-type="float" office:value="3.74428292880894" calcext:value-type="float">
            <text:p>3.744282928808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rk Gyara</text:p>
          </table:table-cell>
          <table:table-cell table:formula="of:=(5000/30)" office:value-type="float" office:value="166.666666666667" calcext:value-type="float">
            <text:p>166.666666666667</text:p>
          </table:table-cell>
          <table:table-cell office:value-type="float" office:value="5000" calcext:value-type="float">
            <text:p>5000</text:p>
          </table:table-cell>
          <table:table-cell office:value-type="float" office:value="89" calcext:value-type="float">
            <text:p>89</text:p>
          </table:table-cell>
          <table:table-cell table:style-name="ce8" office:value-type="float" office:value="3385" calcext:value-type="float">
            <text:p>3385</text:p>
          </table:table-cell>
          <table:table-cell table:formula="of:=([.G17]/38.9)" office:value-type="float" office:value="20" calcext:value-type="float">
            <text:p>20</text:p>
          </table:table-cell>
          <table:table-cell office:value-type="float" office:value="778" calcext:value-type="float">
            <text:p>778</text:p>
          </table:table-cell>
          <table:table-cell table:formula="of:=1/(SUM(;[.B17];[.D17];[.F17])/SUM([.C17];[.E17];[.G17]))" office:value-type="float" office:value="33.2394195888755" calcext:value-type="float">
            <text:p>33.23941958887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aydol</text:p>
          </table:table-cell>
          <table:table-cell table:formula="of:=(5000/33)" office:value-type="float" office:value="151.515151515152" calcext:value-type="float">
            <text:p>151.515151515152</text:p>
          </table:table-cell>
          <table:table-cell office:value-type="float" office:value="5000" calcext:value-type="float">
            <text:p>5000</text:p>
          </table:table-cell>
          <table:table-cell office:value-type="float" office:value="81" calcext:value-type="float">
            <text:p>81</text:p>
          </table:table-cell>
          <table:table-cell table:style-name="ce8" office:value-type="float" office:value="3385" calcext:value-type="float">
            <text:p>3385</text:p>
          </table:table-cell>
          <table:table-cell table:formula="of:=([.G18]/38.9)" office:value-type="float" office:value="20" calcext:value-type="float">
            <text:p>20</text:p>
          </table:table-cell>
          <table:table-cell office:value-type="float" office:value="778" calcext:value-type="float">
            <text:p>778</text:p>
          </table:table-cell>
          <table:table-cell table:formula="of:=1/(SUM(;[.B18];[.D18];[.F18])/SUM([.C18];[.E18];[.G18]))" office:value-type="float" office:value="36.2869314772591" calcext:value-type="float">
            <text:p>36.28693147725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.zapdos</text:p>
          </table:table-cell>
          <table:table-cell table:formula="of:=(5000/36)" office:value-type="float" office:value="138.888888888889" calcext:value-type="float">
            <text:p>138.888888888889</text:p>
          </table:table-cell>
          <table:table-cell office:value-type="float" office:value="5000" calcext:value-type="float">
            <text:p>5000</text:p>
          </table:table-cell>
          <table:table-cell office:value-type="float" office:value="90" calcext:value-type="float">
            <text:p>90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9" calcext:value-type="float">
            <text:p>19</text:p>
          </table:table-cell>
          <table:table-cell office:value-type="float" office:value="778" calcext:value-type="float">
            <text:p>778</text:p>
          </table:table-cell>
          <table:table-cell table:formula="of:=1/(SUM(;[.B19];[.D19];[.F19])/SUM([.C19];[.E19];[.G19]))" office:value-type="float" office:value="36.9641416405199" calcext:value-type="float">
            <text:p>36.964141640519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M Groundon</text:p>
          </table:table-cell>
          <table:table-cell table:formula="of:=(5000/38)" office:value-type="float" office:value="131.578947368421" calcext:value-type="float">
            <text:p>131.578947368421</text:p>
          </table:table-cell>
          <table:table-cell office:value-type="float" office:value="5000" calcext:value-type="float">
            <text:p>5000</text:p>
          </table:table-cell>
          <table:table-cell office:value-type="float" office:value="83" calcext:value-type="float">
            <text:p>83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23" calcext:value-type="float">
            <text:p>23</text:p>
          </table:table-cell>
          <table:table-cell office:value-type="float" office:value="778" calcext:value-type="float">
            <text:p>778</text:p>
          </table:table-cell>
          <table:table-cell table:formula="of:=1/(SUM(;[.B20];[.D20];[.F20])/SUM([.C20];[.E20];[.G20]))" office:value-type="float" office:value="38.5682321665928" calcext:value-type="float">
            <text:p>38.56823216659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mposter oak</text:p>
          </table:table-cell>
          <table:table-cell table:formula="of:=(5000/38)" office:value-type="float" office:value="131.578947368421" calcext:value-type="float">
            <text:p>131.578947368421</text:p>
          </table:table-cell>
          <table:table-cell office:value-type="float" office:value="5000" calcext:value-type="float">
            <text:p>5000</text:p>
          </table:table-cell>
          <table:table-cell office:value-type="float" office:value="80" calcext:value-type="float">
            <text:p>80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24" calcext:value-type="float">
            <text:p>24</text:p>
          </table:table-cell>
          <table:table-cell office:value-type="float" office:value="778" calcext:value-type="float">
            <text:p>778</text:p>
          </table:table-cell>
          <table:table-cell table:formula="of:=1/(SUM(;[.B21];[.D21];[.F21])/SUM([.C21];[.E21];[.G21]))" office:value-type="float" office:value="38.8956657730116" calcext:value-type="float">
            <text:p>38.89566577301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CTR</text:p>
          </table:table-cell>
          <table:table-cell table:formula="of:=(5000/40)" office:value-type="float" office:value="125" calcext:value-type="float">
            <text:p>125</text:p>
          </table:table-cell>
          <table:table-cell office:value-type="float" office:value="5000" calcext:value-type="float">
            <text:p>5000</text:p>
          </table:table-cell>
          <table:table-cell office:value-type="float" office:value="74" calcext:value-type="float">
            <text:p>74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22" calcext:value-type="float">
            <text:p>22</text:p>
          </table:table-cell>
          <table:table-cell office:value-type="float" office:value="778" calcext:value-type="float">
            <text:p>778</text:p>
          </table:table-cell>
          <table:table-cell table:formula="of:=1/(SUM(;[.B22];[.D22];[.F22])/SUM([.C22];[.E22];[.G22]))" office:value-type="float" office:value="41.4615384615385" calcext:value-type="float">
            <text:p>41.46153846153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cket admin</text:p>
          </table:table-cell>
          <table:table-cell table:formula="of:=(5000/46)" office:value-type="float" office:value="108.695652173913" calcext:value-type="float">
            <text:p>108.695652173913</text:p>
          </table:table-cell>
          <table:table-cell office:value-type="float" office:value="5000" calcext:value-type="float">
            <text:p>5000</text:p>
          </table:table-cell>
          <table:table-cell office:value-type="float" office:value="76" calcext:value-type="float">
            <text:p>76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7" calcext:value-type="float">
            <text:p>17</text:p>
          </table:table-cell>
          <table:table-cell office:value-type="float" office:value="778" calcext:value-type="float">
            <text:p>778</text:p>
          </table:table-cell>
          <table:table-cell table:formula="of:=1/(SUM(;[.B23];[.D23];[.F23])/SUM([.C23];[.E23];[.G23]))" office:value-type="float" office:value="45.4298340159517" calcext:value-type="float">
            <text:p>45.42983401595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effa</text:p>
          </table:table-cell>
          <table:table-cell table:formula="of:=(5000/46)" office:value-type="float" office:value="108.695652173913" calcext:value-type="float">
            <text:p>108.695652173913</text:p>
          </table:table-cell>
          <table:table-cell office:value-type="float" office:value="5000" calcext:value-type="float">
            <text:p>5000</text:p>
          </table:table-cell>
          <table:table-cell office:value-type="float" office:value="79" calcext:value-type="float">
            <text:p>79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4" calcext:value-type="float">
            <text:p>14</text:p>
          </table:table-cell>
          <table:table-cell office:value-type="float" office:value="778" calcext:value-type="float">
            <text:p>778</text:p>
          </table:table-cell>
          <table:table-cell table:formula="of:=1/(SUM(;[.B24];[.D24];[.F24])/SUM([.C24];[.E24];[.G24]))" office:value-type="float" office:value="45.4298340159517" calcext:value-type="float">
            <text:p>45.42983401595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lastoise</text:p>
          </table:table-cell>
          <table:table-cell table:formula="of:=(5000/47)" office:value-type="float" office:value="106.382978723404" calcext:value-type="float">
            <text:p>106.382978723404</text:p>
          </table:table-cell>
          <table:table-cell office:value-type="float" office:value="5000" calcext:value-type="float">
            <text:p>5000</text:p>
          </table:table-cell>
          <table:table-cell office:value-type="float" office:value="74" calcext:value-type="float">
            <text:p>74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2" calcext:value-type="float">
            <text:p>12</text:p>
          </table:table-cell>
          <table:table-cell office:value-type="float" office:value="778" calcext:value-type="float">
            <text:p>778</text:p>
          </table:table-cell>
          <table:table-cell table:formula="of:=1/(SUM(;[.B25];[.D25];[.F25])/SUM([.C25];[.E25];[.G25]))" office:value-type="float" office:value="47.6289537712895" calcext:value-type="float">
            <text:p>47.62895377128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irthday pika</text:p>
          </table:table-cell>
          <table:table-cell table:formula="of:=(5000/52)" office:value-type="float" office:value="96.1538461538462" calcext:value-type="float">
            <text:p>96.1538461538462</text:p>
          </table:table-cell>
          <table:table-cell office:value-type="float" office:value="5000" calcext:value-type="float">
            <text:p>5000</text:p>
          </table:table-cell>
          <table:table-cell office:value-type="float" office:value="83" calcext:value-type="float">
            <text:p>83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4" calcext:value-type="float">
            <text:p>14</text:p>
          </table:table-cell>
          <table:table-cell office:value-type="float" office:value="778" calcext:value-type="float">
            <text:p>778</text:p>
          </table:table-cell>
          <table:table-cell table:formula="of:=1/(SUM(;[.B26];[.D26];[.F26])/SUM([.C26];[.E26];[.G26]))" office:value-type="float" office:value="47.4388689765034" calcext:value-type="float">
            <text:p>47.43886897650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usaur</text:p>
          </table:table-cell>
          <table:table-cell table:formula="of:=(5000/49)" office:value-type="float" office:value="102.040816326531" calcext:value-type="float">
            <text:p>102.040816326531</text:p>
          </table:table-cell>
          <table:table-cell office:value-type="float" office:value="5000" calcext:value-type="float">
            <text:p>5000</text:p>
          </table:table-cell>
          <table:table-cell office:value-type="float" office:value="73" calcext:value-type="float">
            <text:p>73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3" calcext:value-type="float">
            <text:p>13</text:p>
          </table:table-cell>
          <table:table-cell office:value-type="float" office:value="778" calcext:value-type="float">
            <text:p>778</text:p>
          </table:table-cell>
          <table:table-cell table:formula="of:=1/(SUM(;[.B27];[.D27];[.F27])/SUM([.C27];[.E27];[.G27]))" office:value-type="float" office:value="48.7287822878229" calcext:value-type="float">
            <text:p>48.7287822878229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 table:style-name="ce7" office:value-type="string" calcext:value-type="string">
            <text:p>Chomp</text:p>
          </table:table-cell>
          <table:table-cell table:style-name="ce7" table:formula="of:=(5000/64)" office:value-type="float" office:value="78.125" calcext:value-type="float">
            <text:p>78.125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55" calcext:value-type="float">
            <text:p>55</text:p>
          </table:table-cell>
          <table:table-cell table:style-name="ce10" office:value-type="float" office:value="3385" calcext:value-type="float">
            <text:p>3385</text:p>
          </table:table-cell>
          <table:table-cell table:style-name="ce7" table:formula="of:=([.G29]/77.8)" office:value-type="float" office:value="10" calcext:value-type="float">
            <text:p>10</text:p>
          </table:table-cell>
          <table:table-cell table:style-name="ce7" office:value-type="float" office:value="778" calcext:value-type="float">
            <text:p>778</text:p>
          </table:table-cell>
          <table:table-cell table:style-name="ce7" table:formula="of:=1/(SUM(;[.B29];[.D29];[.F29])/SUM([.C29];[.E29];[.G29]))" office:value-type="float" office:value="64.0209606986899" calcext:value-type="float">
            <text:p>64.020960698689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omp lv x</text:p>
          </table:table-cell>
          <table:table-cell table:formula="of:=(5000/64)" office:value-type="float" office:value="78.125" calcext:value-type="float">
            <text:p>78.125</text:p>
          </table:table-cell>
          <table:table-cell office:value-type="float" office:value="5000" calcext:value-type="float">
            <text:p>5000</text:p>
          </table:table-cell>
          <table:table-cell office:value-type="float" office:value="55" calcext:value-type="float">
            <text:p>55</text:p>
          </table:table-cell>
          <table:table-cell table:style-name="ce8" office:value-type="float" office:value="3385" calcext:value-type="float">
            <text:p>3385</text:p>
          </table:table-cell>
          <table:table-cell table:formula="of:=([.G30]/77.8)"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formula="of:=1/(SUM(;[.B30];[.D30];[.F30])/SUM([.C30];[.E30];[.G30]))" office:value-type="float" office:value="64.0209606986899" calcext:value-type="float">
            <text:p>64.0209606986899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 table:style-name="ce7" office:value-type="string" calcext:value-type="string">
            <text:p>Group 2</text:p>
          </table:table-cell>
          <table:table-cell table:style-name="ce7" table:formula="of:=SUM([.B33:.B45])" office:value-type="float" office:value="587.890304706279" calcext:value-type="float">
            <text:p>587.890304706279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table:formula="of:=SUM([.D33:.D45])" office:value-type="float" office:value="414" calcext:value-type="float">
            <text:p>414</text:p>
          </table:table-cell>
          <table:table-cell table:style-name="ce10" office:value-type="float" office:value="3385" calcext:value-type="float">
            <text:p>3385</text:p>
          </table:table-cell>
          <table:table-cell table:style-name="ce7" table:formula="of:=SUM([.F33:.F45])" office:value-type="float" office:value="97" calcext:value-type="float">
            <text:p>97</text:p>
          </table:table-cell>
          <table:table-cell table:style-name="ce7" office:value-type="float" office:value="778" calcext:value-type="float">
            <text:p>778</text:p>
          </table:table-cell>
          <table:table-cell table:style-name="ce7" table:formula="of:=1/(SUM(;[.B32];[.D32];[.F32])/SUM([.C32];[.E32];[.G32]))" office:value-type="float" office:value="8.33841190586277" calcext:value-type="float">
            <text:p>8.338411905862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nphan</text:p>
          </table:table-cell>
          <table:table-cell table:formula="of:=(5000/78)" office:value-type="float" office:value="64.1025641025641" calcext:value-type="float">
            <text:p>64.1025641025641</text:p>
          </table:table-cell>
          <table:table-cell office:value-type="float" office:value="5000" calcext:value-type="float">
            <text:p>5000</text:p>
          </table:table-cell>
          <table:table-cell office:value-type="float" office:value="40" calcext:value-type="float">
            <text:p>40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formula="of:=1/(SUM(;[.B33];[.D33];[.F33])/SUM([.C33];[.E33];[.G33]))" office:value-type="float" office:value="80.3049438202247" calcext:value-type="float">
            <text:p>80.30494382022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shiram</text:p>
          </table:table-cell>
          <table:table-cell table:formula="of:=(5000/86)" office:value-type="float" office:value="58.1395348837209" calcext:value-type="float">
            <text:p>58.1395348837209</text:p>
          </table:table-cell>
          <table:table-cell office:value-type="float" office:value="5000" calcext:value-type="float">
            <text:p>5000</text:p>
          </table:table-cell>
          <table:table-cell office:value-type="float" office:value="45" calcext:value-type="float">
            <text:p>45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formula="of:=1/(SUM(;[.B34];[.D34];[.F34])/SUM([.C34];[.E34];[.G34]))" office:value-type="float" office:value="82.4459091860222" calcext:value-type="float">
            <text:p>82.44590918602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xray lv x</text:p>
          </table:table-cell>
          <table:table-cell table:formula="of:=(5000/91)" office:value-type="float" office:value="54.9450549450549" calcext:value-type="float">
            <text:p>54.9450549450549</text:p>
          </table:table-cell>
          <table:table-cell office:value-type="float" office:value="5000" calcext:value-type="float">
            <text:p>5000</text:p>
          </table:table-cell>
          <table:table-cell office:value-type="float" office:value="43" calcext:value-type="float">
            <text:p>43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formula="of:=1/(SUM(;[.B35];[.D35];[.F35])/SUM([.C35];[.E35];[.G35]))" office:value-type="float" office:value="86.4882273623068" calcext:value-type="float">
            <text:p>86.48822736230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ekrom</text:p>
          </table:table-cell>
          <table:table-cell table:formula="of:=(5000/106)" office:value-type="float" office:value="47.1698113207547" calcext:value-type="float">
            <text:p>47.1698113207547</text:p>
          </table:table-cell>
          <table:table-cell office:value-type="float" office:value="5000" calcext:value-type="float">
            <text:p>5000</text:p>
          </table:table-cell>
          <table:table-cell office:value-type="float" office:value="37" calcext:value-type="float">
            <text:p>37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formula="of:=1/(SUM(;[.B36];[.D36];[.F36])/SUM([.C36];[.E36];[.G36]))" office:value-type="float" office:value="99.414329580348" calcext:value-type="float">
            <text:p>99.4143295803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rde ex</text:p>
          </table:table-cell>
          <table:table-cell table:formula="of:=(5000/94)" office:value-type="float" office:value="53.1914893617021" calcext:value-type="float">
            <text:p>53.1914893617021</text:p>
          </table:table-cell>
          <table:table-cell office:value-type="float" office:value="5000" calcext:value-type="float">
            <text:p>5000</text:p>
          </table:table-cell>
          <table:table-cell office:value-type="float" office:value="28" calcext:value-type="float">
            <text:p>28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formula="of:=1/(SUM(;[.B37];[.D37];[.F37])/SUM([.C37];[.E37];[.G37]))" office:value-type="float" office:value="102.734017175573" calcext:value-type="float">
            <text:p>102.7340171755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w ex</text:p>
          </table:table-cell>
          <table:table-cell table:formula="of:=(5000/94)" office:value-type="float" office:value="53.1914893617021" calcext:value-type="float">
            <text:p>53.1914893617021</text:p>
          </table:table-cell>
          <table:table-cell office:value-type="float" office:value="5000" calcext:value-type="float">
            <text:p>5000</text:p>
          </table:table-cell>
          <table:table-cell office:value-type="float" office:value="27" calcext:value-type="float">
            <text:p>27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formula="of:=1/(SUM(;[.B38];[.D38];[.F38])/SUM([.C38];[.E38];[.G38]))" office:value-type="float" office:value="101.594951639538" calcext:value-type="float">
            <text:p>101.5949516395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mbreon</text:p>
          </table:table-cell>
          <table:table-cell table:formula="of:=(5000/119)" office:value-type="float" office:value="42.0168067226891" calcext:value-type="float">
            <text:p>42.0168067226891</text:p>
          </table:table-cell>
          <table:table-cell office:value-type="float" office:value="5000" calcext:value-type="float">
            <text:p>5000</text:p>
          </table:table-cell>
          <table:table-cell office:value-type="float" office:value="26" calcext:value-type="float">
            <text:p>26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formula="of:=1/(SUM(;[.B39];[.D39];[.F39])/SUM([.C39];[.E39];[.G39]))" office:value-type="float" office:value="122.145961689257" calcext:value-type="float">
            <text:p>122.1459616892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arizard</text:p>
          </table:table-cell>
          <table:table-cell table:formula="of:=(5000/139)" office:value-type="float" office:value="35.9712230215827" calcext:value-type="float">
            <text:p>35.9712230215827</text:p>
          </table:table-cell>
          <table:table-cell office:value-type="float" office:value="5000" calcext:value-type="float">
            <text:p>5000</text:p>
          </table:table-cell>
          <table:table-cell office:value-type="float" office:value="30" calcext:value-type="float">
            <text:p>30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formula="of:=1/(SUM(;[.B40];[.D40];[.F40])/SUM([.C40];[.E40];[.G40]))" office:value-type="float" office:value="123.87249562342" calcext:value-type="float">
            <text:p>123.872495623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wtwo ex</text:p>
          </table:table-cell>
          <table:table-cell table:formula="of:=(5000/139)" office:value-type="float" office:value="35.9712230215827" calcext:value-type="float">
            <text:p>35.9712230215827</text:p>
          </table:table-cell>
          <table:table-cell office:value-type="float" office:value="5000" calcext:value-type="float">
            <text:p>5000</text:p>
          </table:table-cell>
          <table:table-cell office:value-type="float" office:value="29" calcext:value-type="float">
            <text:p>29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6" calcext:value-type="float">
            <text:p>6</text:p>
          </table:table-cell>
          <table:table-cell office:value-type="float" office:value="778" calcext:value-type="float">
            <text:p>778</text:p>
          </table:table-cell>
          <table:table-cell table:formula="of:=1/(SUM(;[.B41];[.D41];[.F41])/SUM([.C41];[.E41];[.G41]))" office:value-type="float" office:value="129.108667004562" calcext:value-type="float">
            <text:p>129.1086670045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erneas ex</text:p>
          </table:table-cell>
          <table:table-cell table:formula="of:=(5000/161)" office:value-type="float" office:value="31.055900621118" calcext:value-type="float">
            <text:p>31.055900621118</text:p>
          </table:table-cell>
          <table:table-cell office:value-type="float" office:value="5000" calcext:value-type="float">
            <text:p>5000</text:p>
          </table:table-cell>
          <table:table-cell office:value-type="float" office:value="35" calcext:value-type="float">
            <text:p>35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formula="of:=1/(SUM(;[.B42];[.D42];[.F42])/SUM([.C42];[.E42];[.G42]))" office:value-type="float" office:value="125.424502635606" calcext:value-type="float">
            <text:p>125.42450263560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ga ray ex</text:p>
          </table:table-cell>
          <table:table-cell table:formula="of:=(5000/119)" office:value-type="float" office:value="42.0168067226891" calcext:value-type="float">
            <text:p>42.0168067226891</text:p>
          </table:table-cell>
          <table:table-cell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formula="of:=1/(SUM(;[.B43];[.D43];[.F43])/SUM([.C43];[.E43];[.G43]))" office:value-type="float" office:value="130.868578972636" calcext:value-type="float">
            <text:p>130.8685789726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iny karp</text:p>
          </table:table-cell>
          <table:table-cell table:formula="of:=(5000/128)" office:value-type="float" office:value="39.0625" calcext:value-type="float">
            <text:p>39.0625</text:p>
          </table:table-cell>
          <table:table-cell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formula="of:=1/(SUM(;[.B44];[.D44];[.F44])/SUM([.C44];[.E44];[.G44]))" office:value-type="float" office:value="136.633737185461" calcext:value-type="float">
            <text:p>136.6337371854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pu lele gx</text:p>
          </table:table-cell>
          <table:table-cell table:formula="of:=(5000/161)" office:value-type="float" office:value="31.055900621118" calcext:value-type="float">
            <text:p>31.055900621118</text:p>
          </table:table-cell>
          <table:table-cell office:value-type="float" office:value="5000" calcext:value-type="float">
            <text:p>5000</text:p>
          </table:table-cell>
          <table:table-cell office:value-type="float" office:value="32" calcext:value-type="float">
            <text:p>32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3" calcext:value-type="float">
            <text:p>3</text:p>
          </table:table-cell>
          <table:table-cell office:value-type="float" office:value="778" calcext:value-type="float">
            <text:p>778</text:p>
          </table:table-cell>
          <table:table-cell table:formula="of:=1/(SUM(;[.B45];[.D45];[.F45])/SUM([.C45];[.E45];[.G45]))" office:value-type="float" office:value="138.715843911613" calcext:value-type="float">
            <text:p>138.715843911613</text:p>
          </table:table-cell>
          <table:table-cell table:number-columns-repeated="6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i.redd.it/r7ci19x45zy71.jpg</text:p>
          </table:table-cell>
          <table:table-cell/>
          <table:table-cell office:value-type="string" calcext:value-type="string">
            <text:p>https://www.reddit.com/r/PokemonTCG/comments/qghn3l/celebrations_pull_rates_analyzed/</text:p>
          </table:table-cell>
          <table:table-cell/>
          <table:table-cell office:value-type="string" calcext:value-type="string">
            <text:p>https://www.reddit.com/r/PokemonTCG/comments/q4ebn8/celebrations_pull_rates_from_778_packs/</text:p>
          </table:table-cell>
          <table:table-cell table:number-columns-repeated="8"/>
          <table:table-cell table:style-name="ce12"/>
          <table:table-cell table:number-columns-repeated="1009"/>
        </table:table-row>
        <table:table-row table:style-name="ro1">
          <table:table-cell table:number-columns-repeated="4"/>
          <table:table-cell table:style-name="ce8"/>
          <table:table-cell table:number-columns-repeated="9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 odds</text:p>
          </table:table-cell>
          <table:table-cell table:number-columns-repeated="8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V</text:p>
          </table:table-cell>
          <table:table-cell table:formula="of:=(5000/4)" office:value-type="float" office:value="1250" calcext:value-type="float">
            <text:p>1250</text:p>
          </table:table-cell>
          <table:table-cell office:value-type="float" office:value="5000" calcext:value-type="float">
            <text:p>5000</text:p>
          </table:table-cell>
          <table:table-cell table:formula="of:=44+41+(778/12.8)+(778/15.6)" office:value-type="float" office:value="195.653044871795" calcext:value-type="float">
            <text:p>195.653044871795</text:p>
          </table:table-cell>
          <table:table-cell table:style-name="ce8" office:value-type="float" office:value="778" calcext:value-type="float">
            <text:p>778</text:p>
          </table:table-cell>
          <table:table-cell table:formula="of:=1/(SUM([.B49];[.D49])/SUM([.C49];[.E49]))" office:value-type="float" office:value="3.99680962212646" calcext:value-type="float">
            <text:p>3.99680962212646</text:p>
          </table:table-cell>
          <table:table-cell table:number-columns-repeated="8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Vmax</text:p>
          </table:table-cell>
          <table:table-cell table:formula="of:=(5000/13)" office:value-type="float" office:value="384.615384615385" calcext:value-type="float">
            <text:p>384.615384615385</text:p>
          </table:table-cell>
          <table:table-cell office:value-type="float" office:value="5000" calcext:value-type="float">
            <text:p>5000</text:p>
          </table:table-cell>
          <table:table-cell table:formula="of:=30+29" office:value-type="float" office:value="59" calcext:value-type="float">
            <text:p>59</text:p>
          </table:table-cell>
          <table:table-cell table:style-name="ce8" office:value-type="float" office:value="778" calcext:value-type="float">
            <text:p>778</text:p>
          </table:table-cell>
          <table:table-cell table:formula="of:=1/(SUM([.B50];[.D50])/SUM([.C50];[.E50]))" office:value-type="float" office:value="13.0247962545518" calcext:value-type="float">
            <text:p>13.0247962545518</text:p>
          </table:table-cell>
          <table:table-cell table:number-columns-repeated="8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Oak</text:p>
          </table:table-cell>
          <table:table-cell table:formula="of:=(5000/25)" office:value-type="float" office:value="200" calcext:value-type="float">
            <text:p>200</text:p>
          </table:table-cell>
          <table:table-cell office:value-type="float" office:value="5000" calcext:value-type="float">
            <text:p>5000</text:p>
          </table:table-cell>
          <table:table-cell office:value-type="float" office:value="37" calcext:value-type="float">
            <text:p>37</text:p>
          </table:table-cell>
          <table:table-cell table:style-name="ce8" office:value-type="float" office:value="778" calcext:value-type="float">
            <text:p>778</text:p>
          </table:table-cell>
          <table:table-cell table:formula="of:=1/(SUM([.B51];[.D51])/SUM([.C51];[.E51]))" office:value-type="float" office:value="24.379746835443" calcext:value-type="float">
            <text:p>24.379746835443</text:p>
          </table:table-cell>
          <table:table-cell table:number-columns-repeated="8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pikachu</text:p>
          </table:table-cell>
          <table:table-cell table:formula="of:=(5000/9)" office:value-type="float" office:value="555.555555555556" calcext:value-type="float">
            <text:p>555.555555555556</text:p>
          </table:table-cell>
          <table:table-cell office:value-type="float" office:value="5000" calcext:value-type="float">
            <text:p>5000</text:p>
          </table:table-cell>
          <table:table-cell table:formula="of:=+(778/8.3)" office:value-type="float" office:value="93.7349397590361" calcext:value-type="float">
            <text:p>93.7349397590361</text:p>
          </table:table-cell>
          <table:table-cell table:style-name="ce8" office:value-type="float" office:value="778" calcext:value-type="float">
            <text:p>778</text:p>
          </table:table-cell>
          <table:table-cell table:formula="of:=1/(SUM([.B52];[.D52])/SUM([.C52];[.E52]))" office:value-type="float" office:value="8.8989443734279" calcext:value-type="float">
            <text:p>8.8989443734279</text:p>
          </table:table-cell>
          <table:table-cell table:number-columns-repeated="8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mew</text:p>
          </table:table-cell>
          <table:table-cell table:formula="of:=(5000/150)" office:value-type="float" office:value="33.3333333333333" calcext:value-type="float">
            <text:p>33.3333333333333</text:p>
          </table:table-cell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778" calcext:value-type="float">
            <text:p>778</text:p>
          </table:table-cell>
          <table:table-cell table:formula="of:=1/(SUM([.B53];[.D53])/SUM([.C53];[.E53]))" office:value-type="float" office:value="146.898305084746" calcext:value-type="float">
            <text:p>146.898305084746</text:p>
          </table:table-cell>
          <table:table-cell table:number-columns-repeated="8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www.instagram.com/p/CV2__4cr-ax/</text:p>
          </table:table-cell>
          <table:table-cell/>
          <table:table-cell office:value-type="string" calcext:value-type="string">
            <text:p>https://www.reddit.com/r/PokemonTCG/comments/q4ebn8/celebrations_pull_rates_from_778_packs/</text:p>
          </table:table-cell>
          <table:table-cell table:number-columns-repeated="10"/>
          <table:table-cell table:style-name="ce12"/>
          <table:table-cell table:number-columns-repeated="1009"/>
        </table:table-row>
        <table:table-row table:style-name="ro1">
          <table:table-cell table:number-columns-repeated="14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Evolving Skies</text:p>
          </table:table-cell>
          <table:table-cell table:number-columns-repeated="11"/>
          <table:table-cell table:formula="of:=SUM([.M57:.M72])" office:value-type="float" office:value="364" calcext:value-type="float">
            <text:p>364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2"/>
          <table:table-cell table:style-name="ce12" office:value-type="float" office:value="27" calcext:value-type="float">
            <text:p>27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table:style-name="Default" office:value-type="string" calcext:value-type="string">
            <text:p>FA trainer</text:p>
          </table:table-cell>
          <table:table-cell table:formula="of:=(5000/197)" office:value-type="float" office:value="25.3807106598985" calcext:value-type="float">
            <text:p>25.3807106598985</text:p>
          </table:table-cell>
          <table:table-cell office:value-type="float" office:value="5000" calcext:value-type="float">
            <text:p>5000</text:p>
          </table:table-cell>
          <table:table-cell table:style-name="Default" table:formula="of:=17+37+20+19+33" office:value-type="float" office:value="126" calcext:value-type="float">
            <text:p>126</text:p>
          </table:table-cell>
          <table:table-cell table:style-name="ce8" office:value-type="float" office:value="19872" calcext:value-type="float">
            <text:p>19872</text:p>
          </table:table-cell>
          <table:table-cell table:formula="of:=2+3+4+1+4" office:value-type="float" office:value="14" calcext:value-type="float">
            <text:p>14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58];[.D58];[.F58];[.H58])/SUM([.C58];[.E58];[.G58];[.I58]))" office:value-type="float" office:value="162.147084100675" calcext:value-type="float">
            <text:p>162.147084100675</text:p>
          </table:table-cell>
          <table:table-cell table:number-columns-repeated="2"/>
          <table:table-cell table:style-name="ce12" office:value-type="float" office:value="32" calcext:value-type="float">
            <text:p>32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FA mon</text:p>
          </table:table-cell>
          <table:table-cell table:style-name="Default" table:formula="of:=(5000/56)" office:value-type="float" office:value="89.2857142857143" calcext:value-type="float">
            <text:p>89.2857142857143</text:p>
          </table:table-cell>
          <table:table-cell office:value-type="float" office:value="5000" calcext:value-type="float">
            <text:p>5000</text:p>
          </table:table-cell>
          <table:table-cell office:value-type="float" office:value="401" calcext:value-type="float">
            <text:p>401</text:p>
          </table:table-cell>
          <table:table-cell table:style-name="ce8" office:value-type="float" office:value="19872" calcext:value-type="float">
            <text:p>19872</text:p>
          </table:table-cell>
          <table:table-cell table:formula="of:=1+2+3+2+2+4+5+1+4+1+2+4+3+4+1+3+2+1" office:value-type="float" office:value="45" calcext:value-type="float">
            <text:p>45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59];[.D59];[.F59];[.H59])/SUM([.C59];[.E59];[.G59];[.I59]))" office:value-type="float" office:value="50.0966106218308" calcext:value-type="float">
            <text:p>50.0966106218308</text:p>
          </table:table-cell>
          <table:table-cell table:number-columns-repeated="2"/>
          <table:table-cell table:style-name="ce12" office:value-type="float" office:value="30" calcext:value-type="float">
            <text:p>30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5000/82" office:value-type="float" office:value="60.9756097560976" calcext:value-type="float">
            <text:p>60.9756097560976</text:p>
          </table:table-cell>
          <table:table-cell office:value-type="float" office:value="5000" calcext:value-type="float">
            <text:p>5000</text:p>
          </table:table-cell>
          <table:table-cell office:value-type="float" office:value="202" calcext:value-type="float">
            <text:p>202</text:p>
          </table:table-cell>
          <table:table-cell table:style-name="ce8" office:value-type="float" office:value="19872" calcext:value-type="float">
            <text:p>19872</text:p>
          </table:table-cell>
          <table:table-cell table:formula="of:=2+3+1+2+3+3+1+1+2+2+1" office:value-type="float" office:value="21" calcext:value-type="float">
            <text:p>21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60];[.D60];[.F60];[.H60])/SUM([.C60];[.E60];[.G60];[.I60]))" office:value-type="float" office:value="94.4306450227604" calcext:value-type="float">
            <text:p>94.4306450227604</text:p>
          </table:table-cell>
          <table:table-cell table:number-columns-repeated="2"/>
          <table:table-cell table:style-name="ce12" office:value-type="float" office:value="30" calcext:value-type="float">
            <text:p>30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rainbow</text:p>
          </table:table-cell>
          <table:table-cell table:formula="of:=5000/82" office:value-type="float" office:value="60.9756097560976" calcext:value-type="float">
            <text:p>60.9756097560976</text:p>
          </table:table-cell>
          <table:table-cell office:value-type="float" office:value="5000" calcext:value-type="float">
            <text:p>5000</text:p>
          </table:table-cell>
          <table:table-cell office:value-type="float" office:value="186" calcext:value-type="float">
            <text:p>186</text:p>
          </table:table-cell>
          <table:table-cell table:style-name="ce8" office:value-type="float" office:value="19872" calcext:value-type="float">
            <text:p>19872</text:p>
          </table:table-cell>
          <table:table-cell table:formula="of:=3+1+2+1+2+2+1+2+5+6+1+1+1" office:value-type="float" office:value="28" calcext:value-type="float">
            <text:p>28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61];[.D61];[.F61];[.H61])/SUM([.C61];[.E61];[.G61];[.I61]))" office:value-type="float" office:value="97.5213766187688" calcext:value-type="float">
            <text:p>97.5213766187688</text:p>
          </table:table-cell>
          <table:table-cell table:number-columns-repeated="2"/>
          <table:table-cell table:style-name="ce12" office:value-type="float" office:value="37" calcext:value-type="float">
            <text:p>37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alt art vmax</text:p>
          </table:table-cell>
          <table:table-cell table:formula="of:=5000/283" office:value-type="float" office:value="17.6678445229682" calcext:value-type="float">
            <text:p>17.6678445229682</text:p>
          </table:table-cell>
          <table:table-cell office:value-type="float" office:value="5000" calcext:value-type="float">
            <text:p>5000</text:p>
          </table:table-cell>
          <table:table-cell office:value-type="float" office:value="64" calcext:value-type="float">
            <text:p>64</text:p>
          </table:table-cell>
          <table:table-cell table:style-name="ce8" office:value-type="float" office:value="19872" calcext:value-type="float">
            <text:p>19872</text:p>
          </table:table-cell>
          <table:table-cell table:formula="of:=2+1+2+4+1+1" office:value-type="float" office:value="11" calcext:value-type="float">
            <text:p>11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62];[.D62];[.F62];[.H62])/SUM([.C62];[.E62];[.G62];[.I62]))" office:value-type="float" office:value="289.377616777884" calcext:value-type="float">
            <text:p>289.377616777884</text:p>
          </table:table-cell>
          <table:table-cell table:number-columns-repeated="2"/>
          <table:table-cell table:style-name="ce12" office:value-type="float" office:value="29" calcext:value-type="float">
            <text:p>29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gold</text:p>
          </table:table-cell>
          <table:table-cell table:formula="of:=5000/99" office:value-type="float" office:value="50.5050505050505" calcext:value-type="float">
            <text:p>50.5050505050505</text:p>
          </table:table-cell>
          <table:table-cell office:value-type="float" office:value="5000" calcext:value-type="float">
            <text:p>5000</text:p>
          </table:table-cell>
          <table:table-cell office:value-type="float" office:value="183" calcext:value-type="float">
            <text:p>183</text:p>
          </table:table-cell>
          <table:table-cell table:style-name="ce8" office:value-type="float" office:value="19872" calcext:value-type="float">
            <text:p>19872</text:p>
          </table:table-cell>
          <table:table-cell table:formula="of:=2+9+4+4" office:value-type="float" office:value="19" calcext:value-type="float">
            <text:p>19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63];[.D63];[.F63];[.H63])/SUM([.C63];[.E63];[.G63];[.I63]))" office:value-type="float" office:value="106.199855988479" calcext:value-type="float">
            <text:p>106.199855988479</text:p>
          </table:table-cell>
          <table:table-cell table:number-columns-repeated="2"/>
          <table:table-cell table:style-name="ce12" office:value-type="float" office:value="32" calcext:value-type="float">
            <text:p>32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Vmax</text:p>
          </table:table-cell>
          <table:table-cell table:formula="of:=5000/18" office:value-type="float" office:value="277.777777777778" calcext:value-type="float">
            <text:p>277.777777777778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8"/>
          <table:table-cell table:formula="of:=5+10+10+12+7+2+11+6+8+10+9+2+5+2+11" office:value-type="float" office:value="110" calcext:value-type="float">
            <text:p>110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64];[.D64];[.F64];[.H64])/SUM([.C64];[.E64];[.G64];[.I64]))" office:value-type="float" office:value="17.9071633237822" calcext:value-type="float">
            <text:p>17.9071633237822</text:p>
          </table:table-cell>
          <table:table-cell table:number-columns-repeated="2"/>
          <table:table-cell table:style-name="ce12" office:value-type="float" office:value="30" calcext:value-type="float">
            <text:p>30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table:style-name="Default"/>
          <table:table-cell/>
          <table:table-cell table:style-name="ce8"/>
          <table:table-cell table:formula="of:=10+10+4+12+10+9+9+11+12+10+12+7+10+9+12+8+13+7" office:value-type="float" office:value="175" calcext:value-type="float">
            <text:p>175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65];[.D65];[.F65];[.H65])/SUM([.B58];[.E65];[.G65];[.I65]))" office:value-type="float" office:value="11.2536040609137" calcext:value-type="float">
            <text:p>11.2536040609137</text:p>
          </table:table-cell>
          <table:table-cell table:number-columns-repeated="2"/>
          <table:table-cell table:style-name="ce12" office:value-type="float" office:value="30" calcext:value-type="float">
            <text:p>30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8"/>
          <table:table-cell table:number-columns-repeated="7"/>
          <table:table-cell table:style-name="ce12" office:value-type="float" office:value="28" calcext:value-type="float">
            <text:p>28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Sources</text:p>
          </table:table-cell>
          <table:table-cell table:style-name="ce8" office:value-type="string" calcext:value-type="string">
            <text:p><text:a xlink:href="https://www.reddit.com/r/PokemonTCG/comments/pf5scn/evolving_skies_pull_rate_data_from_5000_packs/" xlink:type="simple">https://www.reddit.com/r/PokemonTCG/comments/pf5scn/evolving_skies_pull_rate_data_from_5000_packs/</text:a></text:p>
          </table:table-cell>
          <table:table-cell/>
          <table:table-cell table:style-name="ce8" office:value-type="string" calcext:value-type="string">
            <text:p><text:a xlink:href="https://www.reddit.com/r/PokemonTCG/comments/paitho/evolving_skies_pull_data_from_10000_packs_opened/" xlink:type="simple">https://www.reddit.com/r/PokemonTCG/comments/paitho/evolving_skies_pull_data_from_10000_packs_opened/</text:a></text:p>
          </table:table-cell>
          <table:table-cell table:style-name="ce8"/>
          <table:table-cell office:value-type="string" calcext:value-type="string">
            <text:p>https://www.youtube.com/watch?v=L_og_NFVTCk</text:p>
          </table:table-cell>
          <table:table-cell table:number-columns-repeated="6"/>
          <table:table-cell table:style-name="ce12" office:value-type="float" office:value="28" calcext:value-type="float">
            <text:p>28</text:p>
          </table:table-cell>
          <table:table-cell table:number-columns-repeated="1011"/>
        </table:table-row>
        <table:table-row table:style-name="ro1">
          <table:table-cell/>
          <table:table-cell table:style-name="ce8"/>
          <table:table-cell/>
          <table:table-cell table:style-name="ce8" table:number-columns-repeated="2"/>
          <table:table-cell table:number-columns-repeated="7"/>
          <table:table-cell table:style-name="ce12" office:value-type="float" office:value="31" calcext:value-type="float">
            <text:p>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ling reign</text:p>
          </table:table-cell>
          <table:table-cell table:number-columns-repeated="3"/>
          <table:table-cell table:style-name="ce8"/>
          <table:table-cell table:number-columns-repeated="7"/>
          <table:table-cell table:style-name="ce12"/>
          <table:table-cell table:number-columns-repeated="1011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2"/>
          <table:table-cell table:style-name="ce12"/>
          <table:table-cell table:number-columns-repeated="1011"/>
        </table:table-row>
        <table:table-row table:style-name="ro1">
          <table:table-cell table:style-name="Default" office:value-type="string" calcext:value-type="string">
            <text:p>FA trainer</text:p>
          </table:table-cell>
          <table:table-cell office:value-type="float" office:value="64" calcext:value-type="float">
            <text:p>64</text:p>
          </table:table-cell>
          <table:table-cell office:value-type="float" office:value="5000" calcext:value-type="float">
            <text:p>5000</text:p>
          </table:table-cell>
          <table:table-cell office:value-type="float" office:value="244" calcext:value-type="float">
            <text:p>244</text:p>
          </table:table-cell>
          <table:table-cell table:style-name="ce8" office:value-type="float" office:value="18082" calcext:value-type="float">
            <text:p>18082</text:p>
          </table:table-cell>
          <table:table-cell table:formula="of:=2+6+1+3+2+1+1+2+1+2" office:value-type="float" office:value="21" calcext:value-type="float">
            <text:p>21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1];[.D71];[.F71];[.H71])/SUM([.C71];[.E71];[.G71];[.I71]))" office:value-type="float" office:value="78.0364741641337" calcext:value-type="float">
            <text:p>78.0364741641337</text:p>
          </table:table-cell>
          <table:table-cell table:number-columns-repeated="2"/>
          <table:table-cell table:style-name="ce12"/>
          <table:table-cell table:number-columns-repeated="1011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102" calcext:value-type="float">
            <text:p>102</text:p>
          </table:table-cell>
          <table:table-cell office:value-type="float" office:value="5000" calcext:value-type="float">
            <text:p>5000</text:p>
          </table:table-cell>
          <table:table-cell office:value-type="float" office:value="308" calcext:value-type="float">
            <text:p>308</text:p>
          </table:table-cell>
          <table:table-cell table:style-name="ce8" office:value-type="float" office:value="18082" calcext:value-type="float">
            <text:p>18082</text:p>
          </table:table-cell>
          <table:table-cell table:formula="of:=4+3+4+3+4+7+9+12" office:value-type="float" office:value="46" calcext:value-type="float">
            <text:p>46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2];[.D72];[.F72];[.H72])/SUM([.C72];[.E72];[.G72];[.I72]))" office:value-type="float" office:value="56.3026315789474" calcext:value-type="float">
            <text:p>56.3026315789474</text:p>
          </table:table-cell>
          <table:table-cell table:number-columns-repeated="2"/>
          <table:table-cell table:style-name="ce12"/>
          <table:table-cell table:number-columns-repeated="1011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34" calcext:value-type="float">
            <text:p>34</text:p>
          </table:table-cell>
          <table:table-cell office:value-type="float" office:value="5000" calcext:value-type="float">
            <text:p>5000</text:p>
          </table:table-cell>
          <table:table-cell office:value-type="float" office:value="137" calcext:value-type="float">
            <text:p>137</text:p>
          </table:table-cell>
          <table:table-cell table:style-name="ce8" office:value-type="float" office:value="18082" calcext:value-type="float">
            <text:p>18082</text:p>
          </table:table-cell>
          <table:table-cell table:formula="of:=11+2+1+5+4" office:value-type="float" office:value="23" calcext:value-type="float">
            <text:p>23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3];[.D73];[.F73];[.H73])/SUM([.C73];[.E73];[.G73];[.I73]))" office:value-type="float" office:value="132.340206185567" calcext:value-type="float">
            <text:p>132.34020618556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ainbow</text:p>
          </table:table-cell>
          <table:table-cell office:value-type="float" office:value="41" calcext:value-type="float">
            <text:p>41</text:p>
          </table:table-cell>
          <table:table-cell office:value-type="float" office:value="5000" calcext:value-type="float">
            <text:p>5000</text:p>
          </table:table-cell>
          <table:table-cell office:value-type="float" office:value="197" calcext:value-type="float">
            <text:p>197</text:p>
          </table:table-cell>
          <table:table-cell table:style-name="ce8" office:value-type="float" office:value="18082" calcext:value-type="float">
            <text:p>18082</text:p>
          </table:table-cell>
          <table:table-cell table:formula="of:=9+7+3+4+5+2" office:value-type="float" office:value="30" calcext:value-type="float">
            <text:p>30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4];[.D74];[.F74];[.H74])/SUM([.C74];[.E74];[.G74];[.I74]))" office:value-type="float" office:value="95.7985074626866" calcext:value-type="float">
            <text:p>95.798507462686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t art vmax</text:p>
          </table:table-cell>
          <table:table-cell office:value-type="float" office:value="11" calcext:value-type="float">
            <text:p>11</text:p>
          </table:table-cell>
          <table:table-cell office:value-type="float" office:value="5000" calcext:value-type="float">
            <text:p>5000</text:p>
          </table:table-cell>
          <table:table-cell office:value-type="float" office:value="28" calcext:value-type="float">
            <text:p>28</text:p>
          </table:table-cell>
          <table:table-cell table:style-name="ce8" office:value-type="float" office:value="18082" calcext:value-type="float">
            <text:p>18082</text:p>
          </table:table-cell>
          <table:table-cell office:value-type="float" office:value="3" calcext:value-type="float">
            <text:p>3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5];[.D75];[.F75];[.H75])/SUM([.C75];[.E75];[.G75];[.I75]))" office:value-type="float" office:value="611.285714285714" calcext:value-type="float">
            <text:p>611.2857142857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ld</text:p>
          </table:table-cell>
          <table:table-cell table:formula="of:=5000/100"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165" calcext:value-type="float">
            <text:p>165</text:p>
          </table:table-cell>
          <table:table-cell table:style-name="ce8" office:value-type="float" office:value="18082" calcext:value-type="float">
            <text:p>18082</text:p>
          </table:table-cell>
          <table:table-cell table:formula="of:=5+6+15" office:value-type="float" office:value="26" calcext:value-type="float">
            <text:p>26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6];[.D76];[.F76];[.H76])/SUM([.C76];[.E76];[.G76];[.I76]))" office:value-type="float" office:value="106.53112033195" calcext:value-type="float">
            <text:p>106.531120331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209" calcext:value-type="float">
            <text:p>209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8"/>
          <table:table-cell table:formula="of:=11+14+17+17+10+7+13+15" office:value-type="float" office:value="104" calcext:value-type="float">
            <text:p>104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7];[.D77];[.F77];[.H77])/SUM([.C77];[.E77];[.G77];[.I77]))" office:value-type="float" office:value="24.2555910543131" calcext:value-type="float">
            <text:p>24.25559105431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60" calcext:value-type="float">
            <text:p>660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8"/>
          <table:table-cell table:formula="of:=19+25+17+20+22+25+18+23+19+14+28+21+13+18+20" office:value-type="float" office:value="302" calcext:value-type="float">
            <text:p>302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8];[.D78];[.F78];[.H78])/SUM([.C78];[.E78];[.G78];[.I78]))" office:value-type="float" office:value="7.89189189189189" calcext:value-type="float">
            <text:p>7.891891891891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lo</text:p>
          </table:table-cell>
          <table:table-cell table:style-name="Default" table:number-columns-repeated="2"/>
          <table:table-cell/>
          <table:table-cell table:style-name="ce8"/>
          <table:table-cell table:number-columns-repeated="4"/>
          <table:table-cell table:formula="of:=1/(SUM([.B79];[.D79];[.F79];[.H79])/SUM([.C79];[.E79];[.G79];[.I79])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<text:a xlink:href="https://cardzard.com/blogs/news/chilling-reign-pull-rate-data-2021" xlink:type="simple">https://cardzard.com/blogs/news/chilling-reign-pull-rate-data-2021</text:a></text:p>
          </table:table-cell>
          <table:table-cell/>
          <table:table-cell office:value-type="string" calcext:value-type="string">
            <text:p>https://docs.google.com/spreadsheets/d/10ydahAutE0aFxKT3iGCM99gwp01Q5zsw3zhA7Fih-Zc/edit#gid=1438122875</text:p>
          </table:table-cell>
          <table:table-cell/>
          <table:table-cell office:value-type="string" calcext:value-type="string">
            <text:p>https://www.youtube.com/watch?v=8-dQAyclSCU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ttle Sty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FA trainer</text:p>
          </table:table-cell>
          <table:table-cell office:value-type="float" office:value="15" calcext:value-type="float">
            <text:p>15</text:p>
          </table:table-cell>
          <table:table-cell office:value-type="float" office:value="1405" calcext:value-type="float">
            <text:p>1405</text:p>
          </table:table-cell>
          <table:table-cell office:value-type="float" office:value="287" calcext:value-type="float">
            <text:p>287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84];[.D84];[.F84];[.H84])/SUM([.C84];[.E84];[.G84];[.I84]))" office:value-type="float" office:value="71.523178807947" calcext:value-type="float">
            <text:p>71.5231788079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29" calcext:value-type="float">
            <text:p>29</text:p>
          </table:table-cell>
          <table:table-cell office:value-type="float" office:value="1405" calcext:value-type="float">
            <text:p>1405</text:p>
          </table:table-cell>
          <table:table-cell office:value-type="float" office:value="364" calcext:value-type="float">
            <text:p>364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85];[.D85];[.F85];[.H85])/SUM([.C85];[.E85];[.G85];[.I85]))" office:value-type="float" office:value="54.9618320610687" calcext:value-type="float">
            <text:p>54.96183206106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7" calcext:value-type="float">
            <text:p>7</text:p>
          </table:table-cell>
          <table:table-cell office:value-type="float" office:value="1405" calcext:value-type="float">
            <text:p>1405</text:p>
          </table:table-cell>
          <table:table-cell office:value-type="float" office:value="129" calcext:value-type="float">
            <text:p>129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86];[.D86];[.F86];[.H86])/SUM([.C86];[.E86];[.G86];[.I86]))" office:value-type="float" office:value="158.823529411765" calcext:value-type="float">
            <text:p>158.82352941176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3" calcext:value-type="float">
            <text:p>13</text:p>
          </table:table-cell>
          <table:table-cell office:value-type="float" office:value="1405" calcext:value-type="float">
            <text:p>1405</text:p>
          </table:table-cell>
          <table:table-cell office:value-type="float" office:value="224" calcext:value-type="float">
            <text:p>224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87];[.D87];[.F87];[.H87])/SUM([.C87];[.E87];[.G87];[.I87]))" office:value-type="float" office:value="91.1392405063291" calcext:value-type="float">
            <text:p>91.13924050632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t art vmax</text:p>
          </table:table-cell>
          <table:table-cell office:value-type="float" office:value="2" calcext:value-type="float">
            <text:p>2</text:p>
          </table:table-cell>
          <table:table-cell office:value-type="float" office:value="1405" calcext:value-type="float">
            <text:p>1405</text:p>
          </table:table-cell>
          <table:table-cell office:value-type="float" office:value="29" calcext:value-type="float">
            <text:p>29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88];[.D88];[.F88];[.H88])/SUM([.C88];[.E88];[.G88];[.I88]))" office:value-type="float" office:value="696.774193548387" calcext:value-type="float">
            <text:p>696.7741935483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12" calcext:value-type="float">
            <text:p>12</text:p>
          </table:table-cell>
          <table:table-cell office:value-type="float" office:value="1405" calcext:value-type="float">
            <text:p>1405</text:p>
          </table:table-cell>
          <table:table-cell office:value-type="float" office:value="191" calcext:value-type="float">
            <text:p>191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89];[.D89];[.F89];[.H89])/SUM([.C89];[.E89];[.G89];[.I89]))" office:value-type="float" office:value="106.4039408867" calcext:value-type="float">
            <text:p>106.40394088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61" calcext:value-type="float">
            <text:p>61</text:p>
          </table:table-cell>
          <table:table-cell office:value-type="float" office:value="1405" calcext:value-type="float">
            <text:p>1405</text:p>
          </table:table-cell>
          <table:table-cell/>
          <table:table-cell table:style-name="ce8"/>
          <table:table-cell table:number-columns-repeated="4"/>
          <table:table-cell table:formula="of:=1/(SUM([.B90];[.D90];[.F90];[.H90])/SUM([.C90];[.E90];[.G90];[.I90]))" office:value-type="float" office:value="23.0327868852459" calcext:value-type="float">
            <text:p>23.032786885245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70" calcext:value-type="float">
            <text:p>170</text:p>
          </table:table-cell>
          <table:table-cell office:value-type="float" office:value="1405" calcext:value-type="float">
            <text:p>1405</text:p>
          </table:table-cell>
          <table:table-cell/>
          <table:table-cell table:style-name="ce8"/>
          <table:table-cell table:number-columns-repeated="4"/>
          <table:table-cell table:formula="of:=1/(SUM([.B91];[.D91];[.F91];[.H91])/SUM([.C91];[.E91];[.G91];[.I91]))" office:value-type="float" office:value="8.26470588235294" calcext:value-type="float">
            <text:p>8.264705882352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8"/>
          <table:table-cell table:number-columns-repeated="4"/>
          <table:table-cell table:formula="of:=1/(SUM([.B92];[.D92];[.F92];[.H92])/SUM([.C92];[.E92];[.G92];[.I92])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ttps://cardzard.com/blogs/news/battle-styles-pull-rate-data</text:p>
          </table:table-cell>
          <table:table-cell/>
          <table:table-cell office:value-type="string" calcext:value-type="string">
            <text:p>https://docs.google.com/spreadsheets/d/1sR4kDFZMMrz2eIJMky1f8_ljho5pMMgfcbB2tYG9ov4/edit#gid=143812287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hining Fa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20" calcext:value-type="float">
            <text:p>120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237" calcext:value-type="float">
            <text:p>237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58" calcext:value-type="float">
            <text:p>58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213" calcext:value-type="float">
            <text:p>213</text:p>
          </table:table-cell>
          <table:table-cell office:value-type="float" office:value="1872" calcext:value-type="float">
            <text:p>1872</text:p>
          </table:table-cell>
          <table:table-cell table:formula="of:=1/(SUM([.B97];[.D97];[.F97];[.H97])/SUM([.C97];[.E97];[.G97];[.I97]))" office:value-type="float" office:value="8.99363057324841" calcext:value-type="float">
            <text:p>8.99363057324841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58" calcext:value-type="float">
            <text:p>58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119" calcext:value-type="float">
            <text:p>119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33" calcext:value-type="float">
            <text:p>33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89" calcext:value-type="float">
            <text:p>89</text:p>
          </table:table-cell>
          <table:table-cell office:value-type="float" office:value="1872" calcext:value-type="float">
            <text:p>1872</text:p>
          </table:table-cell>
          <table:table-cell table:formula="of:=1/(SUM([.B98];[.D98];[.F98];[.H98])/SUM([.C98];[.E98];[.G98];[.I98]))" office:value-type="float" office:value="18.8896321070234" calcext:value-type="float">
            <text:p>18.8896321070234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6" calcext:value-type="float">
            <text:p>6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27" calcext:value-type="float">
            <text:p>27</text:p>
          </table:table-cell>
          <table:table-cell office:value-type="float" office:value="1872" calcext:value-type="float">
            <text:p>1872</text:p>
          </table:table-cell>
          <table:table-cell table:formula="of:=1/(SUM([.B99];[.D99];[.F99];[.H99])/SUM([.C99];[.E99];[.G99];[.I99]))" office:value-type="float" office:value="83.0588235294118" calcext:value-type="float">
            <text:p>83.0588235294118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28" calcext:value-type="float">
            <text:p>28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23" calcext:value-type="float">
            <text:p>23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77" calcext:value-type="float">
            <text:p>77</text:p>
          </table:table-cell>
          <table:table-cell office:value-type="float" office:value="1872" calcext:value-type="float">
            <text:p>1872</text:p>
          </table:table-cell>
          <table:table-cell table:formula="of:=1/(SUM([.B100];[.D100];[.F100];[.H100])/SUM([.C100];[.E100];[.G100];[.I100]))" office:value-type="float" office:value="30.0425531914894" calcext:value-type="float">
            <text:p>30.0425531914894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Amazing Rare</text:p>
          </table:table-cell>
          <table:table-cell office:value-type="float" office:value="57" calcext:value-type="float">
            <text:p>57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33" calcext:value-type="float">
            <text:p>33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112" calcext:value-type="float">
            <text:p>112</text:p>
          </table:table-cell>
          <table:table-cell office:value-type="float" office:value="1872" calcext:value-type="float">
            <text:p>1872</text:p>
          </table:table-cell>
          <table:table-cell table:formula="of:=1/(SUM([.B101];[.D101];[.F101];[.H101])/SUM([.C101];[.E101];[.G101];[.I101]))" office:value-type="float" office:value="17.219512195122" calcext:value-type="float">
            <text:p>17.219512195122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Shiny basic</text:p>
          </table:table-cell>
          <table:table-cell office:value-type="float" office:value="252" calcext:value-type="float">
            <text:p>252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497" calcext:value-type="float">
            <text:p>497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127" calcext:value-type="float">
            <text:p>127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413" calcext:value-type="float">
            <text:p>413</text:p>
          </table:table-cell>
          <table:table-cell office:value-type="float" office:value="1872" calcext:value-type="float">
            <text:p>1872</text:p>
          </table:table-cell>
          <table:table-cell table:formula="of:=1/(SUM([.B102];[.D102];[.F102];[.H102])/SUM([.C102];[.E102];[.G102];[.I102]))" office:value-type="float" office:value="4.38169123351435" calcext:value-type="float">
            <text:p>4.38169123351435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Shiny V</text:p>
          </table:table-cell>
          <table:table-cell office:value-type="float" office:value="79" calcext:value-type="float">
            <text:p>79</text:p>
          </table:table-cell>
          <table:table-cell office:value-type="float" office:value="1087" calcext:value-type="float">
            <text:p>1087</text:p>
          </table:table-cell>
          <table:table-cell/>
          <table:table-cell table:style-name="Default"/>
          <table:table-cell office:value-type="float" office:value="25" calcext:value-type="float">
            <text:p>25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112" calcext:value-type="float">
            <text:p>112</text:p>
          </table:table-cell>
          <table:table-cell office:value-type="float" office:value="1872" calcext:value-type="float">
            <text:p>1872</text:p>
          </table:table-cell>
          <table:table-cell table:formula="of:=1/(SUM([.B103];[.D103];[.F103];[.H103])/SUM([.C103];[.E103];[.G103];[.I103]))" office:value-type="float" office:value="16.0231481481482" calcext:value-type="float">
            <text:p>16.0231481481482</text:p>
          </table:table-cell>
          <table:table-cell table:formula="of:=1/(SUM([.F103];[.H103])/SUM([.G103];[.I103]))-(SUM([.B106];[.D106])/SUM([.C106];[.E106]))" office:value-type="float" office:value="17.3232747281167" calcext:value-type="float">
            <text:p>17.3232747281167</text:p>
          </table:table-cell>
          <table:table-cell table:style-name="Default" office:value-type="string" calcext:value-type="string">
            <text:p>account for alcremie</text:p>
          </table:table-cell>
          <table:table-cell table:style-name="Default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Shiny Vmax</text:p>
          </table:table-cell>
          <table:table-cell office:value-type="float" office:value="28" calcext:value-type="float">
            <text:p>28</text:p>
          </table:table-cell>
          <table:table-cell office:value-type="float" office:value="1087" calcext:value-type="float">
            <text:p>1087</text:p>
          </table:table-cell>
          <table:table-cell/>
          <table:table-cell table:style-name="Default"/>
          <table:table-cell office:value-type="float" office:value="21" calcext:value-type="float">
            <text:p>21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72" calcext:value-type="float">
            <text:p>72</text:p>
          </table:table-cell>
          <table:table-cell office:value-type="float" office:value="1872" calcext:value-type="float">
            <text:p>1872</text:p>
          </table:table-cell>
          <table:table-cell table:formula="of:=1/(SUM([.B104];[.D104];[.F104];[.H104])/SUM([.C104];[.E104];[.G104];[.I104]))" office:value-type="float" office:value="28.603305785124" calcext:value-type="float">
            <text:p>28.603305785124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Golden</text:p>
          </table:table-cell>
          <table:table-cell office:value-type="float" office:value="7" calcext:value-type="float">
            <text:p>7</text:p>
          </table:table-cell>
          <table:table-cell office:value-type="float" office:value="1087" calcext:value-type="float">
            <text:p>1087</text:p>
          </table:table-cell>
          <table:table-cell table:style-name="Default" table:formula="of:=[.E105]/109.35" office:value-type="float" office:value="20" calcext:value-type="float">
            <text:p>20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22" calcext:value-type="float">
            <text:p>22</text:p>
          </table:table-cell>
          <table:table-cell office:value-type="float" office:value="1872" calcext:value-type="float">
            <text:p>1872</text:p>
          </table:table-cell>
          <table:table-cell table:formula="of:=1/(SUM([.B105];[.D105];[.F105];[.H105])/SUM([.C105];[.E105];[.G105];[.I105]))" office:value-type="float" office:value="110.745098039216" calcext:value-type="float">
            <text:p>110.745098039216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FA Alcreme</text:p>
          </table:table-cell>
          <table:table-cell office:value-type="float" office:value="6" calcext:value-type="float">
            <text:p>6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187" calcext:value-type="float">
            <text:p>2187</text:p>
          </table:table-cell>
          <table:table-cell table:number-columns-repeated="4"/>
          <table:table-cell table:formula="of:=1/(SUM([.B106];[.D106];[.F106];[.H106])/SUM([.C106];[.E106];[.G106];[.I106]))" office:value-type="float" office:value="192.588235294118" calcext:value-type="float">
            <text:p>192.588235294118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https://cardzard.com/blogs/news/shining-fates-pull-rate-data-2021" xlink:type="simple">https://cardzard.com/blogs/news/shining-fates-pull-rate-data-2021</text:a></text:p>
          </table:table-cell>
          <table:table-cell/>
          <table:table-cell table:style-name="Default"/>
          <table:table-cell office:value-type="string" calcext:value-type="string">
            <text:p>https://efour.proboards.com/thread/16380/pull-rates-modern-sets</text:p>
          </table:table-cell>
          <table:table-cell table:style-name="Default" table:number-columns-repeated="2"/>
          <table:table-cell office:value-type="string" calcext:value-type="string">
            <text:p>https://www.reddit.com/r/PokeInvesting/comments/ln5009/compiling_shining_fates_pull_data_and_results/</text:p>
          </table:table-cell>
          <table:table-cell/>
          <table:table-cell table:style-name="Default"/>
          <table:table-cell office:value-type="string" calcext:value-type="string">
            <text:p>https://www.reddit.com/r/PokemonTCG/comments/lpp7qt/shining_fates_pull_rate_statistics_community/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ivid voltage:</text:p>
          </table:table-cell>
          <table:table-cell table:style-name="Default" table:number-columns-repeated="9"/>
          <table:table-cell table:number-columns-repeated="101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366" calcext:value-type="float">
            <text:p>366</text:p>
          </table:table-cell>
          <table:table-cell office:value-type="float" office:value="2184" calcext:value-type="float">
            <text:p>2184</text:p>
          </table:table-cell>
          <table:table-cell table:style-name="Default" table:number-columns-repeated="2"/>
          <table:table-cell/>
          <table:table-cell table:style-name="ce9"/>
          <table:table-cell table:number-columns-repeated="2"/>
          <table:table-cell table:formula="of:=1/(SUM([.B111];[.D111];[.F111];[.H111])/SUM([.C111];[.E111];[.G111];[.I111]))" office:value-type="float" office:value="5.9672131147541" calcext:value-type="float">
            <text:p>5.967213114754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71" calcext:value-type="float">
            <text:p>271</text:p>
          </table:table-cell>
          <table:table-cell office:value-type="float" office:value="2184" calcext:value-type="float">
            <text:p>2184</text:p>
          </table:table-cell>
          <table:table-cell office:value-type="float" office:value="221" calcext:value-type="float">
            <text:p>221</text:p>
          </table:table-cell>
          <table:table-cell office:value-type="float" office:value="1512" calcext:value-type="float">
            <text:p>1512</text:p>
          </table:table-cell>
          <table:table-cell table:number-columns-repeated="4"/>
          <table:table-cell table:formula="of:=1/(SUM([.B112];[.D112];[.F112];[.H112])/SUM([.C112];[.E112];[.G112];[.I112]))" office:value-type="float" office:value="7.51219512195122" calcext:value-type="float">
            <text:p>7.512195121951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91" calcext:value-type="float">
            <text:p>91</text:p>
          </table:table-cell>
          <table:table-cell office:value-type="float" office:value="2184" calcext:value-type="float">
            <text:p>2184</text:p>
          </table:table-cell>
          <table:table-cell office:value-type="float" office:value="74" calcext:value-type="float">
            <text:p>74</text:p>
          </table:table-cell>
          <table:table-cell table:style-name="Default" office:value-type="float" office:value="1512" calcext:value-type="float">
            <text:p>1512</text:p>
          </table:table-cell>
          <table:table-cell table:number-columns-repeated="4"/>
          <table:table-cell table:formula="of:=1/(SUM([.B113];[.D113];[.F113];[.H113])/SUM([.C113];[.E113];[.G113];[.I113]))" office:value-type="float" office:value="22.4" calcext:value-type="float">
            <text:p>22.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63" calcext:value-type="float">
            <text:p>63</text:p>
          </table:table-cell>
          <table:table-cell office:value-type="float" office:value="2184" calcext:value-type="float">
            <text:p>2184</text:p>
          </table:table-cell>
          <table:table-cell office:value-type="float" office:value="40" calcext:value-type="float">
            <text:p>40</text:p>
          </table:table-cell>
          <table:table-cell office:value-type="float" office:value="1512" calcext:value-type="float">
            <text:p>1512</text:p>
          </table:table-cell>
          <table:table-cell table:number-columns-repeated="4"/>
          <table:table-cell table:formula="of:=1/(SUM([.B114];[.D114];[.F114];[.H114])/SUM([.C114];[.E114];[.G114];[.I114]))" office:value-type="float" office:value="35.8834951456311" calcext:value-type="float">
            <text:p>35.88349514563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26" calcext:value-type="float">
            <text:p>26</text:p>
          </table:table-cell>
          <table:table-cell office:value-type="float" office:value="2184" calcext:value-type="float">
            <text:p>2184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1512" calcext:value-type="float">
            <text:p>1512</text:p>
          </table:table-cell>
          <table:table-cell table:number-columns-repeated="4"/>
          <table:table-cell table:formula="of:=1/(SUM([.B115];[.D115];[.F115];[.H115])/SUM([.C115];[.E115];[.G115];[.I115]))" office:value-type="float" office:value="82.1333333333333" calcext:value-type="float">
            <text:p>82.13333333333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31" calcext:value-type="float">
            <text:p>31</text:p>
          </table:table-cell>
          <table:table-cell office:value-type="float" office:value="2184" calcext:value-type="float">
            <text:p>2184</text:p>
          </table:table-cell>
          <table:table-cell office:value-type="float" office:value="21" calcext:value-type="float">
            <text:p>21</text:p>
          </table:table-cell>
          <table:table-cell office:value-type="float" office:value="1512" calcext:value-type="float">
            <text:p>1512</text:p>
          </table:table-cell>
          <table:table-cell table:number-columns-repeated="4"/>
          <table:table-cell table:formula="of:=1/(SUM([.B116];[.D116];[.F116];[.H116])/SUM([.C116];[.E116];[.G116];[.I116]))" office:value-type="float" office:value="71.0769230769231" calcext:value-type="float">
            <text:p>71.07692307692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lden</text:p>
          </table:table-cell>
          <table:table-cell office:value-type="float" office:value="23" calcext:value-type="float">
            <text:p>23</text:p>
          </table:table-cell>
          <table:table-cell office:value-type="float" office:value="2184" calcext:value-type="float">
            <text:p>2184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1512" calcext:value-type="float">
            <text:p>1512</text:p>
          </table:table-cell>
          <table:table-cell table:number-columns-repeated="4"/>
          <table:table-cell table:formula="of:=1/(SUM([.B117];[.D117];[.F117];[.H117])/SUM([.C117];[.E117];[.G117];[.I117]))" office:value-type="float" office:value="97.2631578947368" calcext:value-type="float">
            <text:p>97.26315789473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azing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2184" calcext:value-type="float">
            <text:p>2184</text:p>
          </table:table-cell>
          <table:table-cell office:value-type="float" office:value="93" calcext:value-type="float">
            <text:p>93</text:p>
          </table:table-cell>
          <table:table-cell office:value-type="float" office:value="1512" calcext:value-type="float">
            <text:p>1512</text:p>
          </table:table-cell>
          <table:table-cell table:number-columns-repeated="4"/>
          <table:table-cell table:formula="of:=1/(SUM([.B118];[.D118];[.F118];[.H118])/SUM([.C118];[.E118];[.G118];[.I118]))" office:value-type="float" office:value="17.9417475728155" calcext:value-type="float">
            <text:p>17.9417475728155</text:p>
          </table:table-cell>
          <table:table-cell table:number-columns-repeated="1014"/>
        </table:table-row>
        <table:table-row table:style-name="ro1">
          <table:table-cell table:style-name="Default"/>
          <table:table-cell office:value-type="string" calcext:value-type="string">
            <text:p><text:span text:style-name="T1">source: </text:span><text:span text:style-name="T1"><text:a xlink:href="https://cardzard.com/blogs/news/vivid-voltage-pull-rate-data" xlink:type="simple">https://cardzard.com/blogs/news/vivid-voltage-pull-rate-data</text:a></text:span></text:p>
          </table:table-cell>
          <table:table-cell table:style-name="Default" table:number-columns-repeated="2"/>
          <table:table-cell table:style-name="Default" office:value-type="string" calcext:value-type="string">
            <text:p>source: <text:a xlink:href="https://www.youtube.com/watch?v=XW_TxBrD5ck" xlink:type="simple">https://www.youtube.com/watch?v=XW_TxBrD5ck</text:a></text:p>
          </table:table-cell>
          <table:table-cell table:style-name="Default" table:number-columns-repeated="5"/>
          <table:table-cell table:number-columns-repeated="1014"/>
        </table:table-row>
        <table:table-row table:style-name="ro1">
          <table:table-cell table:style-name="Default" table:number-columns-repeated="10"/>
          <table:table-cell table:number-columns-repeated="1014"/>
        </table:table-row>
        <table:table-row table:style-name="ro1">
          <table:table-cell office:value-type="string" calcext:value-type="string">
            <text:p>Champion’s Path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/>
          <table:table-cell table:formula="of:=[.E123]*0.1573" office:value-type="float" office:value="502.1016" calcext:value-type="float">
            <text:p>502.1016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23];[.D123];[.F123];[.H123])/SUM([.C123];[.E123];[.G123];[.I123]))" office:value-type="float" office:value="6.35727908455181" calcext:value-type="float">
            <text:p>6.3572790845518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max</text:p>
          </table:table-cell>
          <table:table-cell table:number-columns-repeated="2"/>
          <table:table-cell table:formula="of:=[.E124]*0.0355" office:value-type="float" office:value="113.316" calcext:value-type="float">
            <text:p>113.316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24];[.D124];[.F124];[.H124])/SUM([.C124];[.E124];[.G124];[.I124]))" office:value-type="float" office:value="28.169014084507" calcext:value-type="float">
            <text:p>28.1690140845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mon</text:p>
          </table:table-cell>
          <table:table-cell table:number-columns-repeated="2"/>
          <table:table-cell table:formula="of:=[.E125]*0.0376" office:value-type="float" office:value="120.0192" calcext:value-type="float">
            <text:p>120.0192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25];[.D125];[.F125];[.H125])/SUM([.C125];[.E125];[.G125];[.I125]))" office:value-type="float" office:value="26.5957446808511" calcext:value-type="float">
            <text:p>26.59574468085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Trainers</text:p>
          </table:table-cell>
          <table:table-cell table:number-columns-repeated="2"/>
          <table:table-cell table:formula="of:=[.E126]*0.0163" office:value-type="float" office:value="52.0296" calcext:value-type="float">
            <text:p>52.0296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26];[.D126];[.F126];[.H126])/SUM([.C126];[.E126];[.G126];[.I126]))" office:value-type="float" office:value="61.3496932515338" calcext:value-type="float">
            <text:p>61.349693251533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24" calcext:value-type="float">
            <text:p>24</text:p>
          </table:table-cell>
          <table:table-cell office:value-type="float" office:value="1457" calcext:value-type="float">
            <text:p>1457</text:p>
          </table:table-cell>
          <table:table-cell table:formula="of:=[.E127]*0.0157" office:value-type="float" office:value="50.1144" calcext:value-type="float">
            <text:p>50.1144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27];[.D127];[.F127];[.H127])/SUM([.C127];[.E127];[.G127];[.I127]))" office:value-type="float" office:value="62.7273512299904" calcext:value-type="float">
            <text:p>62.72735122999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iny zard</text:p>
          </table:table-cell>
          <table:table-cell table:formula="of:=[.C128]*0.00366" office:value-type="float" office:value="5.33262" calcext:value-type="float">
            <text:p>5.33262</text:p>
          </table:table-cell>
          <table:table-cell office:value-type="float" office:value="1457" calcext:value-type="float">
            <text:p>1457</text:p>
          </table:table-cell>
          <table:table-cell table:formula="of:=[.E128]*0.0044" office:value-type="float" office:value="14.0448" calcext:value-type="float">
            <text:p>14.0448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28];[.D128];[.F128];[.H128])/SUM([.C128];[.E128];[.G128];[.I128]))" office:value-type="float" office:value="239.918420512122" calcext:value-type="float">
            <text:p>239.9184205121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ld can</text:p>
          </table:table-cell>
          <table:table-cell table:formula="of:=[.C129]*0.00916" office:value-type="float" office:value="13.34612" calcext:value-type="float">
            <text:p>13.34612</text:p>
          </table:table-cell>
          <table:table-cell office:value-type="float" office:value="1457" calcext:value-type="float">
            <text:p>1457</text:p>
          </table:table-cell>
          <table:table-cell table:formula="of:=[.E129]*0.0088" office:value-type="float" office:value="28.0896" calcext:value-type="float">
            <text:p>28.0896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29];[.D129];[.F129];[.H129])/SUM([.C129];[.E129];[.G129];[.I129]))" office:value-type="float" office:value="112.197881441423" calcext:value-type="float">
            <text:p>112.197881441423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reverse energy</text:p>
          </table:table-cell>
          <table:table-cell table:formula="of:=[.C130]*0.0952" office:value-type="float" office:value="138.7064" calcext:value-type="float">
            <text:p>138.7064</text:p>
          </table:table-cell>
          <table:table-cell office:value-type="float" office:value="1457" calcext:value-type="float">
            <text:p>1457</text:p>
          </table:table-cell>
          <table:table-cell table:number-columns-repeated="2"/>
          <table:table-cell table:style-name="Default" table:number-columns-repeated="4"/>
          <table:table-cell table:formula="of:=1/(SUM([.B130];[.D130];[.F130];[.H130])/SUM([.C130];[.E130];[.G130];[.I130]))" office:value-type="float" office:value="10.5042016806723" calcext:value-type="float">
            <text:p>10.5042016806723</text:p>
          </table:table-cell>
          <table:table-cell/>
          <table:table-cell office:value-type="string" calcext:value-type="string">
            <text:p>expected reverse holo energy rate if they were the same as other cards is 1/7 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ttps://cardzard.com/blogs/news/champions-path-pull-rate-data-2020</text:p>
          </table:table-cell>
          <table:table-cell/>
          <table:table-cell office:value-type="string" calcext:value-type="string">
            <text:p>https://efour.proboards.com/thread/16380/pull-rates-modern-sets</text:p>
          </table:table-cell>
          <table:table-cell table:number-columns-repeated="7"/>
          <table:table-cell office:value-type="string" calcext:value-type="string">
            <text:p>actual rate is 2/3rds that, therefor it is likely 2 energies for 3 non-energies in the reverse slo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rkness ablaze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bel clash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word and Shield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smic Eclipse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1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table:number-columns-repeated="1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Hidden Fates</text:p>
          </table:table-cell>
          <table:table-cell table:number-columns-repeated="11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28" calcext:value-type="float">
            <text:p>28</text:p>
          </table:table-cell>
          <table:table-cell office:value-type="float" office:value="1580" calcext:value-type="float">
            <text:p>1580</text:p>
          </table:table-cell>
          <table:table-cell office:value-type="float" office:value="41" calcext:value-type="float">
            <text:p>41</text:p>
          </table:table-cell>
          <table:table-cell office:value-type="float" office:value="2350" calcext:value-type="float">
            <text:p>2350</text:p>
          </table:table-cell>
          <table:table-cell office:value-type="float" office:value="19" calcext:value-type="float">
            <text:p>19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43];[.D143];[.F143];[.H143])/SUM([.C143];[.E143];[.G143];[.I143]))" office:value-type="float" office:value="56.0454545454545" calcext:value-type="float">
            <text:p>56.0454545454545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27" calcext:value-type="float">
            <text:p>27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44];[.D144];[.F144];[.H144])/SUM([.C144];[.E144];[.G144];[.I144]))" office:value-type="float" office:value="62.9756097560976" calcext:value-type="float">
            <text:p>62.9756097560976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23" calcext:value-type="float">
            <text:p>23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45];[.D145];[.F145];[.H145])/SUM([.C145];[.E145];[.G145];[.I145]))" office:value-type="float" office:value="78.2424242424243" calcext:value-type="float">
            <text:p>78.2424242424243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FA Trainers main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46];[.D146];[.F146];[.H146])/SUM([.C146];[.E146];[.G146];[.I146]))" office:value-type="float" office:value="47.7142857142857" calcext:value-type="float">
            <text:p>47.7142857142857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FA Trainers S</text:p>
          </table:table-cell>
          <table:table-cell table:style-name="Default"/>
          <table:table-cell/>
          <table:table-cell office:value-type="float" office:value="32" calcext:value-type="float">
            <text:p>32</text:p>
          </table:table-cell>
          <table:table-cell office:value-type="float" office:value="2350" calcext:value-type="float">
            <text:p>2350</text:p>
          </table:table-cell>
          <table:table-cell office:value-type="float" office:value="12" calcext:value-type="float">
            <text:p>12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47];[.D147];[.F147];[.H147])/SUM([.C147];[.E147];[.G147];[.I147]))" office:value-type="float" office:value="76.1818181818182" calcext:value-type="float">
            <text:p>76.1818181818182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GX</text:p>
          </table:table-cell>
          <table:table-cell office:value-type="float" office:value="238" calcext:value-type="float">
            <text:p>238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48];[.D148];[.F148];[.H148])/SUM([.C148];[.E148];[.G148];[.I148]))" office:value-type="float" office:value="6.60358056265985" calcext:value-type="float">
            <text:p>6.60358056265985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shiny</text:p>
          </table:table-cell>
          <table:table-cell office:value-type="float" office:value="335" calcext:value-type="float">
            <text:p>335</text:p>
          </table:table-cell>
          <table:table-cell office:value-type="float" office:value="1580" calcext:value-type="float">
            <text:p>1580</text:p>
          </table:table-cell>
          <table:table-cell office:value-type="float" office:value="549" calcext:value-type="float">
            <text:p>549</text:p>
          </table:table-cell>
          <table:table-cell office:value-type="float" office:value="2350" calcext:value-type="float">
            <text:p>2350</text:p>
          </table:table-cell>
          <table:table-cell office:value-type="float" office:value="205" calcext:value-type="float">
            <text:p>205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49];[.D149];[.F149];[.H149])/SUM([.C149];[.E149];[.G149];[.I149]))" office:value-type="float" office:value="4.52892561983471" calcext:value-type="float">
            <text:p>4.52892561983471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shiny GX</text:p>
          </table:table-cell>
          <table:table-cell office:value-type="float" office:value="161" calcext:value-type="float">
            <text:p>161</text:p>
          </table:table-cell>
          <table:table-cell office:value-type="float" office:value="1580" calcext:value-type="float">
            <text:p>1580</text:p>
          </table:table-cell>
          <table:table-cell office:value-type="float" office:value="269" calcext:value-type="float">
            <text:p>269</text:p>
          </table:table-cell>
          <table:table-cell office:value-type="float" office:value="2350" calcext:value-type="float">
            <text:p>2350</text:p>
          </table:table-cell>
          <table:table-cell office:value-type="float" office:value="109" calcext:value-type="float">
            <text:p>109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50];[.D150];[.F150];[.H150])/SUM([.C150];[.E150];[.G150];[.I150]))" office:value-type="float" office:value="9.15027829313544" calcext:value-type="float">
            <text:p>9.15027829313544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Reverse energy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1002" calcext:value-type="float">
            <text:p>1002</text:p>
          </table:table-cell>
          <table:table-cell table:formula="of:=1/(SUM([.B151];[.D151];[.F151];[.H151])/SUM([.C151];[.E151];[.G151];[.I151]))" office:value-type="float" office:value="30.3636363636364" calcext:value-type="float">
            <text:p>30.3636363636364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s://efour.proboards.com/thread/16380/pull-rates-modern-sets</text:p>
          </table:table-cell>
          <table:table-cell table:style-name="Default"/>
          <table:table-cell office:value-type="string" calcext:value-type="string">
            <text:p>https://cardzard.com/blogs/news/hidden-fates-shiny-vault-pull-rates</text:p>
          </table:table-cell>
          <table:table-cell/>
          <table:table-cell office:value-type="string" calcext:value-type="string">
            <text:p>https://docs.google.com/spreadsheets/d/1kCHmEJWFNoLHWwPzKd_UZ1_QeyyYZNFaItYHNd4Sp-0/edit#gid=0</text:p>
          </table:table-cell>
          <table:table-cell/>
          <table:table-cell office:value-type="string" calcext:value-type="string">
            <text:p>https://www.youtube.com/watch?v=mVFw5oX6rNc</text:p>
          </table:table-cell>
          <table:table-cell table:number-columns-repeated="4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 table:number-columns-repeated="9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Unified Minds</text:p>
          </table:table-cell>
          <table:table-cell table:number-columns-repeated="11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gold</text:p>
          </table:table-cell>
          <table:table-cell table:formula="of:=[.C156]*0.009" office:value-type="float" office:value="33.048" calcext:value-type="float">
            <text:p>33.048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156];[.D156];[.F156];[.H156])/SUM([.C156];[.E156];[.G156];[.I156]))" office:value-type="float" office:value="111.111111111111" calcext:value-type="float">
            <text:p>111.111111111111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rainbow</text:p>
          </table:table-cell>
          <table:table-cell table:formula="of:=[.C157]*0.0144" office:value-type="float" office:value="52.8768" calcext:value-type="float">
            <text:p>52.8768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157];[.D157];[.F157];[.H157])/SUM([.C157];[.E157];[.G157];[.I157]))" office:value-type="float" office:value="69.4444444444444" calcext:value-type="float">
            <text:p>69.4444444444444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158]*0.0319" office:value-type="float" office:value="117.1368" calcext:value-type="float">
            <text:p>117.1368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158];[.D158];[.F158];[.H158])/SUM([.C158];[.E158];[.G158];[.I158]))" office:value-type="float" office:value="31.3479623824451" calcext:value-type="float">
            <text:p>31.3479623824451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FA Trainers</text:p>
          </table:table-cell>
          <table:table-cell table:formula="of:=[.C159]*0.0117" office:value-type="float" office:value="42.9624" calcext:value-type="float">
            <text:p>42.9624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159];[.D159];[.F159];[.H159])/SUM([.C159];[.E159];[.G159];[.I159]))" office:value-type="float" office:value="85.4700854700855" calcext:value-type="float">
            <text:p>85.4700854700855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GX</text:p>
          </table:table-cell>
          <table:table-cell table:formula="of:=[.C160]*0.1272" office:value-type="float" office:value="467.0784" calcext:value-type="float">
            <text:p>467.0784</text:p>
          </table:table-cell>
          <table:table-cell office:value-type="float" office:value="3672" calcext:value-type="float">
            <text:p>3672</text:p>
          </table:table-cell>
          <table:table-cell office:value-type="float" office:value="559" calcext:value-type="float">
            <text:p>559</text:p>
          </table:table-cell>
          <table:table-cell office:value-type="float" office:value="4824" calcext:value-type="float">
            <text:p>4824</text:p>
          </table:table-cell>
          <table:table-cell table:number-columns-repeated="4"/>
          <table:table-cell table:formula="of:=1/(SUM([.B160];[.D160];[.F160];[.H160])/SUM([.C160];[.E160];[.G160];[.I160]))" office:value-type="float" office:value="8.28006904735545" calcext:value-type="float">
            <text:p>8.28006904735545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s://efour.proboards.com/thread/16380/pull-rates-modern-sets</text:p>
          </table:table-cell>
          <table:table-cell/>
          <table:table-cell office:value-type="string" calcext:value-type="string">
            <text:p>https://www.youtube.com/watch?v=cEfHSDcpFNA</text:p>
          </table:table-cell>
          <table:table-cell table:number-columns-repeated="8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table:number-columns-repeated="1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table:style-name="Default" office:value-type="string" calcext:value-type="string">
            <text:p>Unbroken Bonds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4"/>
          <table:table-cell table:style-name="Default" table:number-columns-repeated="4"/>
          <table:table-cell table:number-columns-repeated="3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/>
          <table:table-cell table:style-name="Default" table:number-columns-repeated="3"/>
          <table:table-cell table:number-columns-repeated="8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Detective Pikachu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1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table:number-columns-repeated="1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Team Up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1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table:number-columns-repeated="1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Lost Thunder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1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table:number-columns-repeated="1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Dragon Majesty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1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table:number-columns-repeated="1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Celestial Storm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1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table:number-columns-repeated="1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Forbidden Light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1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table:number-columns-repeated="1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Ultra Prism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1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table:number-columns-repeated="1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Crimson Invasion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1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table:number-columns-repeated="1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Hidden fates: 1 source for most pulls : 1 source </text:span><text:span text:style-name="T1"><text:a xlink:href="https://efour.proboards.com/thread/16380/pull-rates-modern-sets" xlink:type="simple">https://efour.proboards.com/thread/16380/pull-rates-modern-sets</text:a></text:span></text:p>
          </table:table-cell>
          <table:table-cell table:number-columns-repeated="11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Source for reverse holo energies: <text:a xlink:href="https://www.youtube.com/watch?v=gb7YC8EbBGk" xlink:type="simple">https://www.youtube.com/watch?v=gb7YC8EbBGk</text:a> , 132/500 = 1/3.78</text:p>
          </table:table-cell>
          <table:table-cell table:number-columns-repeated="11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 table:number-rows-repeated="2">
          <table:table-cell table:number-columns-repeated="1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 table:number-rows-repeated="10483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ations data" table:style-name="ta1"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8" table:default-cell-style-name="ce11"/>
        <table:table-column table:style-name="co16" table:number-columns-repeated="2" table:default-cell-style-name="ce11"/>
        <table:table-column table:style-name="co8" table:default-cell-style-name="ce11"/>
        <table:table-column table:style-name="co17" table:default-cell-style-name="ce11"/>
        <table:table-column table:style-name="co18" table:default-cell-style-name="ce11"/>
        <table:table-column table:style-name="co8" table:number-columns-repeated="28" table:default-cell-style-name="ce11"/>
        <table:table-row table:style-name="ro1">
          <table:table-cell office:value-type="string" calcext:value-type="string">
            <text:p>source <text:a xlink:href="https://www.youtube.com/watch?v=UauYHqu_BtM" xlink:type="simple">https://www.youtube.com/watch?v=UauYHqu_BtM</text:a></text:p>
          </table:table-cell>
          <table:table-cell table:number-columns-repeated="8"/>
          <table:table-cell office:value-type="string" calcext:value-type="string">
            <text:p>source: <text:a xlink:href="https://www.youtube.com/watch?v=tsBrzrXRmVk" xlink:type="simple">https://www.youtube.com/watch?v=tsBrzrXRmVk</text:a></text:p>
          </table:table-cell>
          <table:table-cell table:number-columns-repeated="3"/>
          <table:table-cell office:value-type="string" calcext:value-type="string">
            <text:p>Sample 108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energy</text:p>
          </table:table-cell>
          <table:table-cell table:formula="of:=COUNTIF([.L$3:.L$140];[.N2])" office:value-type="float" office:value="94" calcext:value-type="float">
            <text:p>9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everse energy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ut of 500</text:p>
          </table:table-cell>
          <table:table-cell table:formula="of:=500/[.B3]" office:value-type="float" office:value="13.1578947368421" calcext:value-type="float">
            <text:p>13.1578947368421</text:p>
          </table:table-cell>
          <table:table-cell office:value-type="string" calcext:value-type="string">
            <text:p>pull rate</text:p>
          </table:table-cell>
          <table:table-cell table:formula="of:=1/[.D3]" office:value-type="float" office:value="0.076" calcext:value-type="float">
            <text:p>0.076</text:p>
          </table:table-cell>
          <table:table-cell table:number-columns-repeated="3"/>
          <table:table-cell office:value-type="string" calcext:value-type="string">
            <text:p>machamp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no</text:p>
          </table:table-cell>
          <table:table-cell table:formula="of:=COUNTIF([.L$3:.L$140];[.N3])"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ossible reverse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chance if all equal</text:p>
          </table:table-cell>
          <table:table-cell table:formula="of:=[.B4]/9" office:value-type="float" office:value="7.66666666666667" calcext:value-type="float">
            <text:p>7.66666666666667</text:p>
          </table:table-cell>
          <table:table-cell office:value-type="string" calcext:value-type="string">
            <text:p>pull rate</text:p>
          </table:table-cell>
          <table:table-cell table:formula="of:=1/[.D4]" office:value-type="float" office:value="0.130434782608696" calcext:value-type="float">
            <text:p>0.130434782608696</text:p>
          </table:table-cell>
          <table:table-cell table:number-columns-repeated="3"/>
          <table:table-cell office:value-type="string" calcext:value-type="string">
            <text:p>hitmonchan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2 energy</text:p>
          </table:table-cell>
          <table:table-cell table:formula="of:=COUNTIF([.L$3:.L$140];[.N4])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everse holo energies are twice as common as other reverse holos at 1/13</text:p>
          </table:table-cell>
          <table:table-cell table:number-columns-repeated="4"/>
          <table:table-cell office:value-type="string" calcext:value-type="string">
            <text:p>Sample: 500</text:p>
          </table:table-cell>
          <table:table-cell table:number-columns-repeated="3"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Theory: 2 energy packs are the energy from a no energy pack getting lost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hitmonlee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taur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M 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ulls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(UNRELIABLE)</text:p>
          </table:table-cell>
          <table:table-cell office:value-type="string" calcext:value-type="string">
            <text:p>butterfree</text:p>
          </table:table-cell>
          <table:table-cell table:formula="of:=COUNTIF(([.B$11:.B$511]~[.J$3:.J$140]);[.E10])" office:value-type="float" office:value="11" calcext:value-type="float">
            <text:p>11</text:p>
          </table:table-cell>
          <table:table-cell office:value-type="string" calcext:value-type="string">
            <text:p>zapdos</text:p>
          </table:table-cell>
          <table:table-cell table:formula="of:=COUNTIF(([.B$11:.B$511]~[.J$3:.J$140]);[.G10])" office:value-type="float" office:value="7" calcext:value-type="float">
            <text:p>7</text:p>
          </table:table-cell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raichu</text:p>
          </table:table-cell>
          <table:table-cell table:formula="of:=COUNTIF(([.B$11:.B$511]~[.J$3:.J$140]);[.E11])" office:value-type="float" office:value="11" calcext:value-type="float">
            <text:p>11</text:p>
          </table:table-cell>
          <table:table-cell office:value-type="string" calcext:value-type="string">
            <text:p>articuno</text:p>
          </table:table-cell>
          <table:table-cell table:formula="of:=COUNTIF(([.B$11:.B$511]~[.J$3:.J$140]);[.G11])" office:value-type="float" office:value="7" calcext:value-type="float">
            <text:p>7</text:p>
          </table:table-cell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gengar</text:p>
          </table:table-cell>
          <table:table-cell table:formula="of:=COUNTIF(([.B$11:.B$511]~[.J$3:.J$140]);[.E12])" office:value-type="float" office:value="17" calcext:value-type="float">
            <text:p>17</text:p>
          </table:table-cell>
          <table:table-cell office:value-type="string" calcext:value-type="string">
            <text:p>total FA</text:p>
          </table:table-cell>
          <table:table-cell table:formula="of:=SUM([.H10:.H11])" office:value-type="float" office:value="14" calcext:value-type="float">
            <text:p>14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achamp</text:p>
          </table:table-cell>
          <table:table-cell table:formula="of:=COUNTIF(([.B$11:.B$511]~[.J$3:.J$140]);[.E13])" office:value-type="float" office:value="12" calcext:value-type="float">
            <text:p>12</text:p>
          </table:table-cell>
          <table:table-cell office:value-type="string" calcext:value-type="string">
            <text:p>Meowstic EX</text:p>
          </table:table-cell>
          <table:table-cell table:formula="of:=COUNTIF(([.B$11:.B$511]~[.J$3:.J$140]);[.G13])" office:value-type="float" office:value="14" calcext:value-type="float">
            <text:p>14</text:p>
          </table:table-cell>
          <table:table-cell table:number-columns-repeated="5"/>
          <table:table-cell table:style-name="ce4" office:value-type="string" calcext:value-type="string">
            <text:p>holo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588" calcext:value-type="float">
            <text:p>588</text:p>
          </table:table-cell>
          <table:table-cell table:style-name="ce4" table:formula="of:=1/([.O13]/[.P13])" office:value-type="float" office:value="9.63934426229508" calcext:value-type="float">
            <text:p>9.63934426229508</text:p>
          </table:table-cell>
          <table:table-cell table:style-name="ce4" table:number-columns-repeated="5"/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office:value-type="string" calcext:value-type="string">
            <text:p>golem</text:p>
          </table:table-cell>
          <table:table-cell table:formula="of:=COUNTIF(([.B$11:.B$511]~[.J$3:.J$140]);[.E14])" office:value-type="float" office:value="10" calcext:value-type="float">
            <text:p>10</text:p>
          </table:table-cell>
          <table:table-cell office:value-type="string" calcext:value-type="string">
            <text:p>golem EX</text:p>
          </table:table-cell>
          <table:table-cell table:formula="of:=COUNTIF(([.B$11:.B$511]~[.J$3:.J$140]);[.G14])" office:value-type="float" office:value="11" calcext:value-type="float">
            <text:p>11</text:p>
          </table:table-cell>
          <table:table-cell/>
          <table:table-cell office:value-type="string" calcext:value-type="string">
            <text:p>Source: <text:a xlink:href="https://www.youtube.com/watch?v=RcnYXjmF4lw" xlink:type="simple">https://www.youtube.com/watch?v=RcnYXjmF4lw</text:a></text:p>
          </table:table-cell>
          <table:table-cell table:number-columns-repeated="3"/>
          <table:table-cell table:style-name="ce4" office:value-type="string" calcext:value-type="string">
            <text:p>FA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608" calcext:value-type="float">
            <text:p>608</text:p>
          </table:table-cell>
          <table:table-cell table:style-name="ce4" table:formula="of:=1/([.O14]/[.P14])" office:value-type="float" office:value="43.4285714285714" calcext:value-type="float">
            <text:p>43.4285714285714</text:p>
          </table:table-cell>
          <table:table-cell table:style-name="Default"/>
          <table:table-cell table:style-name="ce4"/>
          <table:table-cell table:style-name="ce9"/>
          <table:table-cell table:style-name="ce4" table:number-columns-repeated="2"/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total</text:p>
          </table:table-cell>
          <table:table-cell table:formula="of:=SUM([.F10:.F14])" office:value-type="float" office:value="61" calcext:value-type="float">
            <text:p>61</text:p>
          </table:table-cell>
          <table:table-cell office:value-type="string" calcext:value-type="string">
            <text:p>Ninetales EX</text:p>
          </table:table-cell>
          <table:table-cell table:formula="of:=COUNTIF(([.B$11:.B$511]~[.J$3:.J$140]);[.G15])" office:value-type="float" office:value="12" calcext:value-type="float">
            <text:p>12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EX</text:p>
          </table:table-cell>
          <table:table-cell office:value-type="float" office:value="116" calcext:value-type="float">
            <text:p>116</text:p>
          </table:table-cell>
          <table:table-cell office:value-type="float" office:value="608" calcext:value-type="float">
            <text:p>608</text:p>
          </table:table-cell>
          <table:table-cell table:style-name="ce4" table:formula="of:=1/([.O15]/[.P15])" office:value-type="float" office:value="5.24137931034483" calcext:value-type="float">
            <text:p>5.24137931034483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iss</text:p>
          </table:table-cell>
          <table:table-cell table:formula="of:=COUNTIF([.B$11:.B$511];[.E16])" office:value-type="float" office:value="19" calcext:value-type="float">
            <text:p>19</text:p>
          </table:table-cell>
          <table:table-cell office:value-type="string" calcext:value-type="string">
            <text:p>Jolteon EX</text:p>
          </table:table-cell>
          <table:table-cell table:formula="of:=COUNTIF(([.B$11:.B$511]~[.J$3:.J$140]);[.G16])" office:value-type="float" office:value="9" calcext:value-type="float">
            <text:p>9</text:p>
          </table:table-cell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zard EX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608" calcext:value-type="float">
            <text:p>608</text:p>
          </table:table-cell>
          <table:table-cell table:style-name="ce4" table:formula="of:=1/([.O16]/[.P16])" office:value-type="float" office:value="60.8" calcext:value-type="float">
            <text:p>60.8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sample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Vaporeon EX</text:p>
          </table:table-cell>
          <table:table-cell table:formula="of:=COUNTIF(([.B$11:.B$511]~[.J$3:.J$140]);[.G17])" office:value-type="float" office:value="16" calcext:value-type="float">
            <text:p>16</text:p>
          </table:table-cell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C FA</text:p>
          </table:table-cell>
          <table:table-cell office:value-type="float" office:value="17" calcext:value-type="float">
            <text:p>17</text:p>
          </table:table-cell>
          <table:table-cell office:value-type="float" office:value="608" calcext:value-type="float">
            <text:p>608</text:p>
          </table:table-cell>
          <table:table-cell table:style-name="ce4" table:formula="of:=1/([.O17]/[.P17])" office:value-type="float" office:value="35.7647058823529" calcext:value-type="float">
            <text:p>35.7647058823529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Leafeon EX</text:p>
          </table:table-cell>
          <table:table-cell table:formula="of:=COUNTIF(([.B$11:.B$511]~[.J$3:.J$140]);[.G18])" office:value-type="float" office:value="11" calcext:value-type="float">
            <text:p>11</text:p>
          </table:table-cell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RC EX</text:p>
          </table:table-cell>
          <table:table-cell office:value-type="float" office:value="103" calcext:value-type="float">
            <text:p>103</text:p>
          </table:table-cell>
          <table:table-cell table:style-name="ce4" office:value-type="float" office:value="608" calcext:value-type="float">
            <text:p>608</text:p>
          </table:table-cell>
          <table:table-cell table:style-name="ce4" table:formula="of:=1/([.O18]/[.P18])" office:value-type="float" office:value="5.90291262135922" calcext:value-type="float">
            <text:p>5.90291262135922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Venusaur EX</text:p>
          </table:table-cell>
          <table:table-cell table:formula="of:=COUNTIF(([.B$11:.B$511]~[.J$3:.J$140]);[.G19])" office:value-type="float" office:value="9" calcext:value-type="float">
            <text:p>9</text:p>
          </table:table-cell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RC FA EX</text:p>
          </table:table-cell>
          <table:table-cell office:value-type="float" office:value="40" calcext:value-type="float">
            <text:p>40</text:p>
          </table:table-cell>
          <table:table-cell office:value-type="float" office:value="608" calcext:value-type="float">
            <text:p>608</text:p>
          </table:table-cell>
          <table:table-cell table:style-name="ce4" table:formula="of:=1/([.O19]/[.P19])" office:value-type="float" office:value="15.2" calcext:value-type="float">
            <text:p>15.2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1</text:p>
          </table:table-cell>
          <table:table-cell table:number-columns-repeated="2"/>
          <table:table-cell office:value-type="string" calcext:value-type="string">
            <text:p>M Venusaur EX</text:p>
          </table:table-cell>
          <table:table-cell table:formula="of:=COUNTIF(([.B$11:.B$511]~[.J$3:.J$140]);[.G20])" office:value-type="float" office:value="15" calcext:value-type="float">
            <text:p>15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table:style-name="ce4" table:formula="of:=1/([.O20]/[.P20])" office:value-type="float" office:value="15.4285714285714" calcext:value-type="float">
            <text:p>15.4285714285714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Blastoise EX</text:p>
          </table:table-cell>
          <table:table-cell table:formula="of:=COUNTIF(([.B$11:.B$511]~[.J$3:.J$140]);[.G21])" office:value-type="float" office:value="11" calcext:value-type="float">
            <text:p>11</text:p>
          </table:table-cell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M Blastoise EX</text:p>
          </table:table-cell>
          <table:table-cell table:formula="of:=COUNTIF(([.B$11:.B$511]~[.J$3:.J$140]);[.G22])" office:value-type="float" office:value="8" calcext:value-type="float">
            <text:p>8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style-name="Default" table:number-columns-repeated="2"/>
          <table:table-cell office:value-type="string" calcext:value-type="string">
            <text:p>total EX</text:p>
          </table:table-cell>
          <table:table-cell table:formula="of:=SUM([.H13:.H22])" office:value-type="float" office:value="116" calcext:value-type="float">
            <text:p>116</text:p>
          </table:table-cell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style-name="Default" table:number-columns-repeated="2"/>
          <table:table-cell office:value-type="string" calcext:value-type="string">
            <text:p>Charizard EX</text:p>
          </table:table-cell>
          <table:table-cell table:formula="of:=COUNTIF(([.B$11:.B$511]~[.J$3:.J$140]);[.G24])" office:value-type="float" office:value="4" calcext:value-type="float">
            <text:p>4</text:p>
          </table:table-cell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M Charizard EX</text:p>
          </table:table-cell>
          <table:table-cell table:formula="of:=COUNTIF(([.B$11:.B$511]~[.J$3:.J$140]);[.G25])" office:value-type="float" office:value="6" calcext:value-type="float">
            <text:p>6</text:p>
          </table:table-cell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 office:value-type="string" calcext:value-type="string">
            <text:p>Total zard EX</text:p>
          </table:table-cell>
          <table:table-cell table:style-name="Default" table:formula="of:=SUM([.H24:.H25])" office:value-type="float" office:value="10" calcext:value-type="float">
            <text:p>10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pikachu</text:p>
          </table:table-cell>
          <table:table-cell table:formula="of:=COUNTIF(([.C$11:.C$511]~[.K$3:.K$140]);[.G27])" office:value-type="float" office:value="17" calcext:value-type="float">
            <text:p>17</text:p>
          </table:table-cell>
          <table:table-cell/>
          <table:table-cell office:value-type="string" calcext:value-type="string">
            <text:p>Source: <text:a xlink:href="https://www.youtube.com/watch?v=92oE2aE33io" xlink:type="simple">https://www.youtube.com/watch?v=92oE2aE33io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total FA RC</text:p>
          </table:table-cell>
          <table:table-cell table:formula="of:=[.H27]" office:value-type="float" office:value="17" calcext:value-type="float">
            <text:p>17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2"/>
          <table:table-cell office:value-type="string" calcext:value-type="string">
            <text:p>Flareon EX</text:p>
          </table:table-cell>
          <table:table-cell table:formula="of:=COUNTIF(([.C$11:.C$511]~[.K$3:.K$140]);[.G29])" office:value-type="float" office:value="29" calcext:value-type="float">
            <text:p>29</text:p>
          </table:table-cell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Sylveon EX</text:p>
          </table:table-cell>
          <table:table-cell table:formula="of:=COUNTIF(([.C$11:.C$511]~[.K$3:.K$140]);[.G30])" office:value-type="float" office:value="24" calcext:value-type="float">
            <text:p>24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guarde EX</text:p>
          </table:table-cell>
          <table:table-cell table:formula="of:=COUNTIF(([.C$11:.C$511]~[.K$3:.K$140]);[.G31])" office:value-type="float" office:value="25" calcext:value-type="float">
            <text:p>25</text:p>
          </table:table-cell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3</text:p>
          </table:table-cell>
          <table:table-cell table:number-columns-repeated="2"/>
          <table:table-cell office:value-type="string" calcext:value-type="string">
            <text:p>FA M guarde EX</text:p>
          </table:table-cell>
          <table:table-cell table:formula="of:=COUNTIF(([.C$11:.C$511]~[.K$3:.K$140]);[.G32])" office:value-type="float" office:value="25" calcext:value-type="float">
            <text:p>25</text:p>
          </table:table-cell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total EX RC</text:p>
          </table:table-cell>
          <table:table-cell table:formula="of:=SUM([.H29:.H32])" office:value-type="float" office:value="103" calcext:value-type="float">
            <text:p>103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Flareon EX</text:p>
          </table:table-cell>
          <table:table-cell table:formula="of:=COUNTIF(([.C$11:.C$511]~[.K$3:.K$140]);[.G34])" office:value-type="float" office:value="19" calcext:value-type="float">
            <text:p>19</text:p>
          </table:table-cell>
          <table:table-cell/>
          <table:table-cell office:value-type="string" calcext:value-type="string">
            <text:p>Source: <text:a xlink:href="https://www.youtube.com/watch?v=TvLY-bmR3Cg" xlink:type="simple">https://www.youtube.com/watch?v=TvLY-bmR3Cg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Sylveon EX</text:p>
          </table:table-cell>
          <table:table-cell table:formula="of:=COUNTIF(([.C$11:.C$511]~[.K$3:.K$140]);[.G35])" office:value-type="float" office:value="21" calcext:value-type="float">
            <text:p>21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total FA EX RC</text:p>
          </table:table-cell>
          <table:table-cell table:formula="of:=SUM([.H34:.H35])" office:value-type="float" office:value="40" calcext:value-type="float">
            <text:p>40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sample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Ninetales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yn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M 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?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5"/>
          <table:table-cell office:value-type="string" calcext:value-type="string">
            <text:p>source: <text:a xlink:href="https://www.youtube.com/watch?v=gfG0jxmXEv0" xlink:type="simple">https://www.youtube.com/watch?v=gfG0jxmXEv0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3wo86hA32qc" xlink:type="simple">https://www.youtube.com/watch?v=3wo86hA32qc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table:style-name="ce13"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M blastoise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alr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source: <text:a xlink:href="https://www.youtube.com/watch?v=PCON2gV-q30" xlink:type="simple">https://www.youtube.com/watch?v=PCON2gV-q30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achamp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ros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olt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nusau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l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h9U6WXHHbNk" xlink:type="simple">https://www.youtube.com/watch?v=h9U6WXHHbNk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a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articun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Blastoise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U8_oLIEW_vc" xlink:type="simple">https://www.youtube.com/watch?v=U8_oLIEW_vc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ichu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leaf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blastoise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enga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Venusaur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golem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ros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P27Y04ElWvA" xlink:type="simple">https://www.youtube.com/watch?v=P27Y04ElWvA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zap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ianc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venusaur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enga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JFAo6ewX1Jk" xlink:type="simple">https://www.youtube.com/watch?v=JFAo6ewX1Jk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leafeon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ck off screen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edeen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dianc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15"/>
          <table:table-cell office:value-type="string" calcext:value-type="string">
            <text:p>saw 2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l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n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iance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ai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 table:number-rows-repeated="536">
          <table:table-cell table:number-columns-repeated="39"/>
        </table:table-row>
        <table:table-row table:style-name="ro1">
          <table:table-cell table:number-columns-repeated="39"/>
        </table:table-row>
        <calcext:conditional-formats>
          <calcext:conditional-format calcext:target-range-address="'Generations data'.A1:'Generations data'.AM12 'Generations data'.A13:'Generations data'.M14 'Generations data'.X13:'Generations data'.AM14 'Generations data'.R15:'Generations data'.AM15 'Generations data'.A27:'Generations data'.AM1048 'Generations data'.A21:'Generations data'.D26 'Generations data'.I21:'Generations data'.AM26 'Generations data'.G21:'Generations data'.H25 'Generations data'.E21:'Generations data'.F22 'Generations data'.E25:'Generations data'.F26 'Generations data'.R20:'Generations data'.AM20 'Generations data'.A16:'Generations data'.O19 'Generations data'.R16:'Generations data'.AM17 'Generations data'.P17:'Generations data'.P17 'Generations data'.A15:'Generations data'.P15 'Generations data'.R18:'Generations data'.AM19 'Generations data'.P19:'Generations data'.P19 'Generations data'.A20:'Generations data'.P20">
            <calcext:condition calcext:apply-style-name="Accent" calcext:value="=&quot;butterfree&quot;" calcext:base-cell-address="'Generations data'.A1"/>
            <calcext:condition calcext:apply-style-name="Accent" calcext:value="=&quot;raichu&quot;" calcext:base-cell-address="'Generations data'.A1"/>
            <calcext:condition calcext:apply-style-name="Accent" calcext:value="=&quot;gengar&quot;" calcext:base-cell-address="'Generations data'.A1"/>
            <calcext:condition calcext:apply-style-name="Accent" calcext:value="=&quot;machamp&quot;" calcext:base-cell-address="'Generations data'.A1"/>
            <calcext:condition calcext:apply-style-name="Accent" calcext:value="=&quot;golem&quot;" calcext:base-cell-address="'Generations data'.A1"/>
          </calcext:conditional-format>
          <calcext:conditional-format calcext:target-range-address="'Generations data'.A1:'Generations data'.AM12 'Generations data'.A13:'Generations data'.M14 'Generations data'.X13:'Generations data'.AM14 'Generations data'.R15:'Generations data'.AM15 'Generations data'.A27:'Generations data'.AM1048 'Generations data'.A21:'Generations data'.D26 'Generations data'.I21:'Generations data'.AM26 'Generations data'.G21:'Generations data'.H25 'Generations data'.E21:'Generations data'.F22 'Generations data'.E25:'Generations data'.F26 'Generations data'.R20:'Generations data'.AM20 'Generations data'.A16:'Generations data'.O19 'Generations data'.R16:'Generations data'.AM17 'Generations data'.P17:'Generations data'.P17 'Generations data'.A15:'Generations data'.P15 'Generations data'.R18:'Generations data'.AM19 'Generations data'.P19:'Generations data'.P19 'Generations data'.A20:'Generations data'.P20">
            <calcext:condition calcext:apply-style-name="Accent" calcext:value="=&quot;zapdos&quot;" calcext:base-cell-address="'Generations data'.A1"/>
            <calcext:condition calcext:apply-style-name="Accent" calcext:value="=&quot;articuno&quot;" calcext:base-cell-address="'Generations data'.A1"/>
            <calcext:condition calcext:apply-style-name="Accent" calcext:value="=&quot;Meowstic EX&quot;" calcext:base-cell-address="'Generations data'.A1"/>
            <calcext:condition calcext:apply-style-name="Accent" calcext:value="=&quot;golem EX&quot;" calcext:base-cell-address="'Generations data'.A1"/>
            <calcext:condition calcext:apply-style-name="Accent" calcext:value="=&quot;ninetales EX&quot;" calcext:base-cell-address="'Generations data'.A1"/>
            <calcext:condition calcext:apply-style-name="Accent" calcext:value="=&quot;Jolteon EX&quot;" calcext:base-cell-address="'Generations data'.A1"/>
            <calcext:condition calcext:apply-style-name="Accent" calcext:value="=&quot;vaporeon EX&quot;" calcext:base-cell-address="'Generations data'.A1"/>
            <calcext:condition calcext:apply-style-name="Accent" calcext:value="=&quot;Leafeon EX&quot;" calcext:base-cell-address="'Generations data'.A1"/>
            <calcext:condition calcext:apply-style-name="Accent" calcext:value="=&quot;venusaur EX&quot;" calcext:base-cell-address="'Generations data'.A1"/>
            <calcext:condition calcext:apply-style-name="Accent" calcext:value="=&quot;M venusaur EX&quot;" calcext:base-cell-address="'Generations data'.A1"/>
            <calcext:condition calcext:apply-style-name="Accent" calcext:value="=&quot;Charizard EX&quot;" calcext:base-cell-address="'Generations data'.A1"/>
            <calcext:condition calcext:apply-style-name="Accent" calcext:value="=&quot;M charizard EX&quot;" calcext:base-cell-address="'Generations data'.A1"/>
            <calcext:condition calcext:apply-style-name="Accent" calcext:value="=&quot;blastoise ex&quot;" calcext:base-cell-address="'Generations data'.A1"/>
            <calcext:condition calcext:apply-style-name="Accent" calcext:value="=&quot;M blastoise EX&quot;" calcext:base-cell-address="'Generations data'.A1"/>
            <calcext:condition calcext:apply-style-name="Accent" calcext:value="=&quot;FA pikachu&quot;" calcext:base-cell-address="'Generations data'.A1"/>
            <calcext:condition calcext:apply-style-name="Accent" calcext:value="=&quot;flareon EX&quot;" calcext:base-cell-address="'Generations data'.A1"/>
            <calcext:condition calcext:apply-style-name="Accent" calcext:value="=&quot;FA flareon EX&quot;" calcext:base-cell-address="'Generations data'.A1"/>
            <calcext:condition calcext:apply-style-name="Accent" calcext:value="=&quot;Sylveon EX&quot;" calcext:base-cell-address="'Generations data'.A1"/>
            <calcext:condition calcext:apply-style-name="Accent" calcext:value="=&quot;FA sylveon ex&quot;" calcext:base-cell-address="'Generations data'.A1"/>
            <calcext:condition calcext:apply-style-name="Accent" calcext:value="=&quot;FA guarde EX&quot;" calcext:base-cell-address="'Generations data'.A1"/>
            <calcext:condition calcext:apply-style-name="Accent" calcext:value="=&quot;FA M guarde EX&quot;" calcext:base-cell-address="'Generations data'.A1"/>
          </calcext:conditional-format>
        </calcext:conditional-formats>
      </table:table>
      <table:table table:name="Evolutions data" table:style-name="ta1">
        <table:table-column table:style-name="co19" table:default-cell-style-name="Default"/>
        <table:table-column table:style-name="co20" table:default-cell-style-name="Default"/>
        <table:table-column table:style-name="co8" table:number-columns-repeated="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8" table:number-columns-repeated="8" table:default-cell-style-name="Default"/>
        <table:table-row table:style-name="ro1">
          <table:table-cell office:value-type="string" calcext:value-type="string">
            <text:p>https://docs.google.com/spreadsheets/d/1Qct7IOTe7W1CamyYBwKgImGBituap8QwnuFJ7xl1m9E/edit#gid=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s://cardzard.com/blogs/news/xy-evolutions-etb-pull-rates</text:p>
          </table:table-cell>
          <table:table-cell table:number-columns-repeated="18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pulled 1</text:p>
          </table:table-cell>
          <table:table-cell table:style-name="ce4" office:value-type="string" calcext:value-type="string">
            <text:p>packs opened 1</text:p>
          </table:table-cell>
          <table:table-cell table:style-name="ce4" office:value-type="string" calcext:value-type="string">
            <text:p>pulled 2</text:p>
          </table:table-cell>
          <table:table-cell table:style-name="ce4" office:value-type="string" calcext:value-type="string">
            <text:p>packs opened 2</text:p>
          </table:table-cell>
          <table:table-cell table:style-name="ce4" office:value-type="string" calcext:value-type="string">
            <text:p>Pulled 3</text:p>
          </table:table-cell>
          <table:table-cell table:style-name="ce4" office:value-type="string" calcext:value-type="string">
            <text:p>packs opened 3</text:p>
          </table:table-cell>
          <table:table-cell table:style-name="ce4" office:value-type="string" calcext:value-type="string">
            <text:p>Pulled 4</text:p>
          </table:table-cell>
          <table:table-cell table:style-name="ce4" office:value-type="string" calcext:value-type="string">
            <text:p>packs opened 4</text:p>
          </table:table-cell>
          <table:table-cell table:style-name="ce4" office:value-type="string" calcext:value-type="string">
            <text:p>pull odd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verse energy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12" calcext:value-type="float">
            <text:p>712</text:p>
          </table:table-cell>
          <table:table-cell table:style-name="ce4" table:number-columns-repeated="6"/>
          <table:table-cell table:style-name="ce4" table:formula="of:=1/(SUM([.B7];[.D7];[.F7];[.H7])/SUM([.C7];[.E7];[.G7];[.I7]))" office:value-type="float" office:value="17.3658536585366" calcext:value-type="float">
            <text:p>17.3658536585366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break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712" calcext:value-type="float">
            <text:p>712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table:number-columns-repeated="4"/>
          <table:table-cell table:style-name="ce4" table:formula="of:=1/(SUM([.B8];[.D8];[.F8];[.H8])/SUM([.C8];[.E8];[.G8];[.I8]))" office:value-type="float" office:value="20.1411764705882" calcext:value-type="float">
            <text:p>20.1411764705882</text:p>
          </table:table-cell>
          <table:table-cell office:value-type="string" calcext:value-type="string">
            <text:p>green code specifically</text:p>
          </table:table-cell>
          <table:table-cell table:formula="of:=1/(SUM([.B8];[.D8];[.F8];[.H8])/(SUM([.C8];[.E8];[.G8];[.I8])-SUM([.B10];[.B11];[.D10];[.D11];[.B9])-([.B9]/712*1000)))" office:value-type="float" office:value="15.737475214805" calcext:value-type="float">
            <text:p>15.737475214805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holo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712" calcext:value-type="float">
            <text:p>712</text:p>
          </table:table-cell>
          <table:table-cell table:style-name="ce4" table:number-columns-repeated="6"/>
          <table:table-cell table:style-name="ce4" table:formula="of:=1/(SUM([.B9];[.D9];[.F9];[.H9])/SUM([.C9];[.E9];[.G9];[.I9]))" office:value-type="float" office:value="10.1714285714286" calcext:value-type="float">
            <text:p>10.1714285714286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EX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712" calcext:value-type="float">
            <text:p>712</text:p>
          </table:table-cell>
          <table:table-cell table:style-name="ce4" table:formula="of:=18+14+13+12+10+8" office:value-type="float" office:value="75" calcext:value-type="float">
            <text:p>75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table:number-columns-repeated="4"/>
          <table:table-cell table:style-name="ce4" table:formula="of:=1/(SUM([.B10];[.D10];[.F10];[.H10])/SUM([.C10];[.E10];[.G10];[.I10]))" office:value-type="float" office:value="14.0327868852459" calcext:value-type="float">
            <text:p>14.0327868852459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Mega EX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712" calcext:value-type="float">
            <text:p>712</text:p>
          </table:table-cell>
          <table:table-cell table:style-name="ce4" table:formula="of:=125-[.D10]" office:value-type="float" office:value="50" calcext:value-type="float">
            <text:p>5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table:number-columns-repeated="4"/>
          <table:table-cell table:style-name="ce4" table:formula="of:=1/(SUM([.B11];[.D11];[.F11];[.H11])/SUM([.C11];[.E11];[.G11];[.I11]))" office:value-type="float" office:value="20.3809523809524" calcext:value-type="float">
            <text:p>20.3809523809524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combined EX</text:p>
          </table:table-cell>
          <table:table-cell table:style-name="ce4" table:formula="of:=[.B11]+[.B10]" office:value-type="float" office:value="81" calcext:value-type="float">
            <text:p>81</text:p>
          </table:table-cell>
          <table:table-cell table:style-name="ce4" office:value-type="float" office:value="712" calcext:value-type="float">
            <text:p>712</text:p>
          </table:table-cell>
          <table:table-cell table:style-name="ce4" table:formula="of:=[.D11]+[.D10]" office:value-type="float" office:value="125" calcext:value-type="float">
            <text:p>125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table:number-columns-repeated="4"/>
          <table:table-cell table:style-name="ce4" table:formula="of:=1/(SUM([.B12];[.D12];[.F12];[.H12])/SUM([.C12];[.E12];[.G12];[.I12]))" office:value-type="float" office:value="8.31067961165049" calcext:value-type="float">
            <text:p>8.31067961165049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Gold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12" calcext:value-type="float">
            <text:p>712</text:p>
          </table:table-cell>
          <table:table-cell table:style-name="ce4" table:formula="of:=12+49" office:value-type="float" office:value="61" calcext:value-type="float">
            <text:p>61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table:number-columns-repeated="4"/>
          <table:table-cell table:style-name="ce4" table:formula="of:=1/(SUM([.B13];[.D13];[.F13];[.H13])/SUM([.C13];[.E13];[.G13];[.I13]))" office:value-type="float" office:value="15.0175438596491" calcext:value-type="float">
            <text:p>15.0175438596491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secret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712" calcext:value-type="float">
            <text:p>712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table:number-columns-repeated="4"/>
          <table:table-cell table:style-name="ce4" table:formula="of:=1/(SUM([.B14];[.D14];[.F14];[.H14])/SUM([.C14];[.E14];[.G14];[.I14]))" office:value-type="float" office:value="7.74660633484163" calcext:value-type="float">
            <text:p>7.74660633484163</text:p>
          </table:table-cell>
          <table:table-cell office:value-type="string" calcext:value-type="string">
            <text:p>per uncommon</text:p>
          </table:table-cell>
          <table:table-cell table:formula="of:=1/(SUM([.B14];[.D14];[.F14];[.H14])/(SUM([.C14];[.E14];[.G14];[.I14])*3))" office:value-type="float" office:value="23.2398190045249" calcext:value-type="float">
            <text:p>23.2398190045249</text:p>
          </table:table-cell>
          <table:table-cell table:number-columns-repeated="7"/>
        </table:table-row>
        <table:table-row table:style-name="ro1">
          <table:table-cell table:style-name="ce4"/>
          <table:table-cell table:style-name="ce4" office:value-type="string" calcext:value-type="string">
            <text:p>https://cardzard.com/blogs/news/xy-evolutions-etb-pull-rates</text:p>
          </table:table-cell>
          <table:table-cell table:style-name="ce4" table:number-columns-repeated="2"/>
          <table:table-cell table:style-name="ce4" office:value-type="string" calcext:value-type="string">
            <text:p>https://docs.google.com/spreadsheets/d/1Qct7IOTe7W1CamyYBwKgImGBituap8QwnuFJ7xl1m9E/edit#gid=0</text:p>
          </table:table-cell>
          <table:table-cell table:style-name="ce4" table:number-columns-repeated="5"/>
          <table:table-cell table:number-columns-repeated="9"/>
        </table:table-row>
        <table:table-row table:style-name="ro1">
          <table:table-cell table:style-name="ce4" table:number-columns-repeated="10"/>
          <table:table-cell table:number-columns-repeated="9"/>
        </table:table-row>
        <table:table-row table:style-name="ro1">
          <table:table-cell table:style-name="ce4" office:value-type="string" calcext:value-type="string">
            <text:p>proof of multiple secrets per pack being possible</text:p>
          </table:table-cell>
          <table:table-cell table:style-name="ce4" table:number-columns-repeated="9"/>
          <table:table-cell table:number-columns-repeated="9"/>
        </table:table-row>
        <table:table-row table:style-name="ro1">
          <table:table-cell office:value-type="string" calcext:value-type="string">
            <text:p>https://www.youtube.com/watch?v=fYWIr570gIY</text:p>
          </table:table-cell>
          <table:table-cell table:number-columns-repeated="4"/>
          <table:table-cell office:value-type="string" calcext:value-type="string">
            <text:p>All 54 breaks in the 1000 pulls vid are green code, so breaks are likely incompatible with rare and higher pulls</text:p>
          </table:table-cell>
          <table:table-cell table:number-columns-repeated="13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EX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712" calcext:value-type="float">
            <text:p>712</text:p>
          </table:table-cell>
          <table:table-cell table:style-name="ce4" table:formula="of:=18+14+13+12+10+8" office:value-type="float" office:value="75" calcext:value-type="float">
            <text:p>75</text:p>
          </table:table-cell>
          <table:table-cell table:style-name="ce4" office:value-type="float" office:value="1000" calcext:value-type="float">
            <text:p>1000</text:p>
          </table:table-cell>
          <table:table-cell table:formula="of:=[.B22]+[.D22]" office:value-type="float" office:value="122" calcext:value-type="float">
            <text:p>122</text:p>
          </table:table-cell>
          <table:table-cell table:number-columns-repeated="3"/>
          <table:table-cell office:value-type="string" calcext:value-type="string">
            <text:p>9 energ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Mega EX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712" calcext:value-type="float">
            <text:p>712</text:p>
          </table:table-cell>
          <table:table-cell table:style-name="ce4" table:formula="of:=125-[.D22]" office:value-type="float" office:value="50" calcext:value-type="float">
            <text:p>50</text:p>
          </table:table-cell>
          <table:table-cell table:style-name="ce4" office:value-type="float" office:value="1000" calcext:value-type="float">
            <text:p>1000</text:p>
          </table:table-cell>
          <table:table-cell table:formula="of:=[.B23]+[.D23]" office:value-type="float" office:value="84" calcext:value-type="float">
            <text:p>84</text:p>
          </table:table-cell>
          <table:table-cell table:number-columns-repeated="3"/>
          <table:table-cell office:value-type="string" calcext:value-type="string">
            <text:p>74 other possible reverses</text:p>
          </table:table-cell>
          <table:table-cell table:number-columns-repeated="9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here are 7 Exs and 5 Mega EX’s. </text:p>
          </table:table-cell>
          <table:table-cell table:number-columns-repeated="9"/>
          <table:table-cell table:style-name="ce4" office:value-type="float" office:value="41" calcext:value-type="float">
            <text:p>41</text:p>
          </table:table-cell>
          <table:table-cell table:style-name="ce4" table:formula="of:=712-31" office:value-type="float" office:value="681" calcext:value-type="float">
            <text:p>681</text:p>
          </table:table-cell>
          <table:table-cell table:style-name="ce4" table:formula="of:=1/([.K25]/[.L25])" office:value-type="float" office:value="16.609756097561" calcext:value-type="float">
            <text:p>16.609756097561</text:p>
          </table:table-cell>
          <table:table-cell office:value-type="string" calcext:value-type="string">
            <text:p>Pull rate of energy among non-breaks</text:p>
          </table:table-cell>
          <table:table-cell table:style-name="ce4" table:number-columns-repeated="4"/>
          <table:table-cell table:style-name="ce7"/>
        </table:table-row>
        <table:table-row table:style-name="ro1">
          <table:table-cell office:value-type="string" calcext:value-type="string">
            <text:p>-122/7*5=</text:p>
          </table:table-cell>
          <table:table-cell table:formula="of:=[.F22]/7*5" office:value-type="float" office:value="87.1428571428571" calcext:value-type="float">
            <text:p>87.1428571428571</text:p>
          </table:table-cell>
          <table:table-cell office:value-type="string" calcext:value-type="string">
            <text:p><text:s/>this may be the same slot, need more data from other packs which I may not get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style-name="ce4" table:formula="of:=1/([.K26]/[.L26])" office:value-type="float" office:value="8.22222222222222" calcext:value-type="float">
            <text:p>8.22222222222222</text:p>
          </table:table-cell>
          <table:table-cell office:value-type="string" calcext:value-type="string">
            <text:p>expected if same odds as a normal card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Reverse energy is most likely twice as common as other reverses</text:p>
          </table:table-cell>
          <table:table-cell table:number-columns-repeated="5"/>
        </table:table-row>
        <table:table-row table:style-name="ro1">
          <table:table-cell table:formula="of:=SUM([.A30:.A65])"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rare</text:p>
          </table:table-cell>
          <table:table-cell table:number-columns-repeated="7"/>
          <table:table-cell table:style-name="ce4" table:number-columns-repeated="3"/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trode</text:p>
          </table:table-cell>
          <table:table-cell office:value-type="string" calcext:value-type="string">
            <text:p>https://www.youtube.com/watch?v=kiqXYENxaJc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ty</text:p>
          </table:table-cell>
          <table:table-cell office:value-type="string" calcext:value-type="string">
            <text:p>chansey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rowsee</text:p>
          </table:table-cell>
          <table:table-cell office:value-type="string" calcext:value-type="string">
            <text:p>beedril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arcanin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ire E</text:p>
          </table:table-cell>
          <table:table-cell office:value-type="string" calcext:value-type="string">
            <text:p>raticat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Mbr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electrod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farfetchd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Mtois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kedex</text:p>
          </table:table-cell>
          <table:table-cell office:value-type="string" calcext:value-type="string">
            <text:p>dugtrio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mewtw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ightning E</text:p>
          </table:table-cell>
          <table:table-cell office:value-type="string" calcext:value-type="string">
            <text:p>starmi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arcanin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ido break</text:p>
          </table:table-cell>
          <table:table-cell office:value-type="string" calcext:value-type="string">
            <text:p>raticat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zapdos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electrod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enu spirit link</text:p>
          </table:table-cell>
          <table:table-cell office:value-type="string" calcext:value-type="string">
            <text:p>dewgong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M zard 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beedril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poliwrath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farfatched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starmi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vo spray</text:p>
          </table:table-cell>
          <table:table-cell office:value-type="string" calcext:value-type="string">
            <text:p>charizard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ewgong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beedril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mewtw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farfetch’d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machamp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starmi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inetale break</text:p>
          </table:table-cell>
          <table:table-cell office:value-type="string" calcext:value-type="string">
            <text:p>raticat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idge spirit link</text:p>
          </table:table-cell>
          <table:table-cell office:value-type="string" calcext:value-type="string">
            <text:p>misty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ewgong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ater energy</text:p>
          </table:table-cell>
          <table:table-cell office:value-type="string" calcext:value-type="string">
            <text:p>slowbro EX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dudtri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etrieval</text:p>
          </table:table-cell>
          <table:table-cell office:value-type="string" calcext:value-type="string">
            <text:p>clefairy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ock</text:p>
          </table:table-cell>
          <table:table-cell office:value-type="string" calcext:value-type="string">
            <text:p>arcanine</text:p>
          </table:table-cell>
          <table:table-cell table:number-columns-repeated="16"/>
        </table:table-row>
      </table:table>
      <table:named-expressions/>
      <table:database-ranges>
        <table:database-range table:name="__Anonymous_Sheet_DB__0" table:target-range-address="'misc data collection'.A17:'misc data collection'.K45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Untitled1" style:family="table-cell" style:parent-style-name="Default">
      <style:table-cell-properties fo:background-color="#ffff00" style:diagonal-bl-tr="none" style:diagonal-tl-br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0">00/00/0000</text:date>, <text:time style:data-style-name="N2" text:time-value="21:16:34.22319916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1T15:12:58.379199434</meta:creation-date>
    <dc:date>2021-12-20T18:54:54.084947973</dc:date>
    <meta:editing-duration>P3DT16H23M21S</meta:editing-duration>
    <meta:editing-cycles>22</meta:editing-cycles>
    <meta:generator>LibreOffice/7.2.2.2$Linux_X86_64 LibreOffice_project/20$Build-2</meta:generator>
    <meta:document-statistic meta:table-count="3" meta:cell-count="3141" meta:object-count="0"/>
  </office:meta>
</office:document-meta>
</file>